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Neue" svg:font-family="'Helvetica Neue'"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1pt" fo:font-weight="bold" officeooo:rsid="000286f0" officeooo:paragraph-rsid="00117479" style:font-size-asian="11pt" style:font-weight-asian="bold" style:font-size-complex="11pt" style:font-weight-complex="bold"/>
    </style:style>
    <style:style style:name="P2" style:family="paragraph" style:parent-style-name="Standard">
      <style:text-properties style:font-name="Arial" fo:font-size="11pt" fo:font-weight="bold" officeooo:rsid="0002894b" officeooo:paragraph-rsid="00117479"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Arial" fo:font-size="11pt" fo:font-weight="bold" officeooo:paragraph-rsid="00117479"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Arial" fo:font-size="11pt" fo:font-weight="bold" officeooo:rsid="00340189" officeooo:paragraph-rsid="00117479" style:font-size-asian="11pt" style:font-weight-asian="bold" style:font-size-complex="11pt" style:font-weight-complex="bold"/>
    </style:style>
    <style:style style:name="P5" style:family="paragraph" style:parent-style-name="Standard">
      <style:text-properties style:font-name="Arial" fo:font-size="11pt" fo:font-weight="bold" officeooo:rsid="0002ac7c" officeooo:paragraph-rsid="00117479" style:font-size-asian="11pt" style:font-weight-asian="bold" style:font-size-complex="11pt" style:font-weight-complex="bold"/>
    </style:style>
    <style:style style:name="P6" style:family="paragraph" style:parent-style-name="Standard">
      <style:paragraph-properties fo:line-height="100%" fo:text-align="start" style:justify-single-word="false"/>
      <style:text-properties style:font-name="Arial" fo:font-size="11pt" fo:font-weight="bold" officeooo:rsid="00117479" officeooo:paragraph-rsid="00117479"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Arial" fo:font-size="11pt" fo:font-weight="bold" officeooo:rsid="00340189" officeooo:paragraph-rsid="00117479" fo:background-color="transparent"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Arial" fo:font-size="11pt" fo:font-weight="bold" officeooo:paragraph-rsid="00117479" fo:background-color="transparent"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officeooo:rsid="00117479" officeooo:paragraph-rsid="00117479" style:font-size-asian="11pt" style:font-weight-asian="bold" style:font-size-complex="11pt" style:font-weight-complex="bold"/>
    </style:style>
    <style:style style:name="P10"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officeooo:rsid="001853b9" officeooo:paragraph-rsid="001853b9" fo:background-color="#ffff00" style:font-size-asian="11pt" style:font-weight-asian="bold" style:font-size-complex="11pt" style:font-weight-complex="bold"/>
    </style:style>
    <style:style style:name="P11" style:family="paragraph" style:parent-style-name="Standard">
      <style:text-properties style:font-name="Arial" fo:font-size="11pt" style:text-underline-style="solid" style:text-underline-width="auto" style:text-underline-color="font-color" fo:font-weight="normal" officeooo:rsid="000286f0" officeooo:paragraph-rsid="00117479" style:font-size-asian="11pt" style:font-weight-asian="normal" style:font-size-complex="11pt" style:font-weight-complex="normal"/>
    </style:style>
    <style:style style:name="P12" style:family="paragraph" style:parent-style-name="Standard">
      <style:text-properties style:font-name="Arial" fo:font-size="11pt" style:text-underline-style="solid" style:text-underline-width="auto" style:text-underline-color="font-color" fo:font-weight="normal" officeooo:rsid="001b3aba" officeooo:paragraph-rsid="00117479" style:font-size-asian="11pt" style:font-weight-asian="normal" style:font-size-complex="11pt" style:font-weight-complex="normal"/>
    </style:style>
    <style:style style:name="P13" style:family="paragraph" style:parent-style-name="Standard">
      <style:text-properties style:font-name="Arial" fo:font-size="11pt" style:text-underline-style="solid" style:text-underline-width="auto" style:text-underline-color="font-color" fo:font-weight="normal" officeooo:rsid="0002894b" officeooo:paragraph-rsid="00117479" style:font-size-asian="11pt" style:font-weight-asian="normal" style:font-size-complex="11pt" style:font-weight-complex="normal"/>
    </style:style>
    <style:style style:name="P14" style:family="paragraph" style:parent-style-name="Standard">
      <style:text-properties style:font-name="Arial" fo:font-size="11pt" style:text-underline-style="solid" style:text-underline-width="auto" style:text-underline-color="font-color" fo:font-weight="normal" officeooo:rsid="00028d11" officeooo:paragraph-rsid="00117479" style:font-size-asian="11pt" style:font-weight-asian="normal" style:font-size-complex="11pt" style:font-weight-complex="normal"/>
    </style:style>
    <style:style style:name="P15" style:family="paragraph" style:parent-style-name="Standard">
      <style:text-properties style:font-name="Arial" fo:font-size="11pt" style:text-underline-style="solid" style:text-underline-width="auto" style:text-underline-color="font-color" fo:font-weight="normal" officeooo:rsid="00047993" officeooo:paragraph-rsid="00117479" style:font-size-asian="11pt" style:font-weight-asian="normal" style:font-size-complex="11pt" style:font-weight-complex="normal"/>
    </style:style>
    <style:style style:name="P16" style:family="paragraph" style:parent-style-name="Standard">
      <style:text-properties style:font-name="Arial" fo:font-size="11pt" style:text-underline-style="solid" style:text-underline-width="auto" style:text-underline-color="font-color" fo:font-weight="normal" officeooo:rsid="0008b756" officeooo:paragraph-rsid="00117479" style:font-size-asian="11pt" style:font-weight-asian="normal" style:font-size-complex="11pt" style:font-weight-complex="normal"/>
    </style:style>
    <style:style style:name="P17" style:family="paragraph" style:parent-style-name="Standard">
      <style:text-properties style:font-name="Arial" fo:font-size="11pt" style:text-underline-style="solid" style:text-underline-width="auto" style:text-underline-color="font-color" fo:font-weight="normal" officeooo:rsid="00197a19" officeooo:paragraph-rsid="00117479" style:font-size-asian="11pt" style:font-weight-asian="normal" style:font-size-complex="11pt" style:font-weight-complex="normal"/>
    </style:style>
    <style:style style:name="P18" style:family="paragraph" style:parent-style-name="Standard">
      <style:text-properties style:font-name="Arial" fo:font-size="11pt" style:text-underline-style="solid" style:text-underline-width="auto" style:text-underline-color="font-color" fo:font-weight="normal" officeooo:rsid="002d1a59" officeooo:paragraph-rsid="00117479"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2f347" officeooo:paragraph-rsid="00117479"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2f347" officeooo:paragraph-rsid="0015026f"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2f347" officeooo:paragraph-rsid="001853b9" style:font-size-asian="11pt" style:font-weight-asian="normal" style:font-size-complex="11pt" style:font-weight-complex="normal"/>
    </style:style>
    <style:style style:name="P22" style:family="paragraph" style:parent-style-name="Standard">
      <style:text-properties style:font-name="Arial" fo:font-size="11pt" style:text-underline-style="solid" style:text-underline-width="auto" style:text-underline-color="font-color" fo:font-weight="normal" officeooo:rsid="0002ac7c" officeooo:paragraph-rsid="00117479" style:font-size-asian="11pt" style:font-weight-asian="normal" style:font-size-complex="11pt" style:font-weight-complex="normal"/>
    </style:style>
    <style:style style:name="P23" style:family="paragraph" style:parent-style-name="Standard">
      <style:text-properties style:font-name="Arial" fo:font-size="11pt" style:text-underline-style="solid" style:text-underline-width="auto" style:text-underline-color="font-color" fo:font-weight="normal" officeooo:rsid="00038d67" officeooo:paragraph-rsid="00117479" style:font-size-asian="11pt" style:font-weight-asian="normal" style:font-size-complex="11pt" style:font-weight-complex="normal"/>
    </style:style>
    <style:style style:name="P24" style:family="paragraph" style:parent-style-name="Standard">
      <style:text-properties style:font-name="Arial" fo:font-size="11pt" style:text-underline-style="solid" style:text-underline-width="auto" style:text-underline-color="font-color" fo:font-weight="normal" officeooo:rsid="00097003" officeooo:paragraph-rsid="00117479" style:font-size-asian="11pt" style:font-weight-asian="normal" style:font-size-complex="11pt" style:font-weight-complex="normal"/>
    </style:style>
    <style:style style:name="P25" style:family="paragraph" style:parent-style-name="Standard">
      <style:text-properties style:font-name="Arial" fo:font-size="11pt" style:text-underline-style="solid" style:text-underline-width="auto" style:text-underline-color="font-color" fo:font-weight="normal" officeooo:rsid="000831bb" officeooo:paragraph-rsid="00117479" style:font-size-asian="11pt" style:font-weight-asian="normal" style:font-size-complex="11pt" style:font-weight-complex="normal"/>
    </style:style>
    <style:style style:name="P26" style:family="paragraph" style:parent-style-name="Standard">
      <style:paragraph-properties fo:line-height="115%" fo:text-align="start" style:justify-single-word="false"/>
      <style:text-properties style:font-name="Arial" fo:font-size="11pt" style:text-underline-style="solid" style:text-underline-width="auto" style:text-underline-color="font-color" fo:font-weight="normal" officeooo:rsid="00069040" officeooo:paragraph-rsid="00117479"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8696b" officeooo:paragraph-rsid="00117479" style:font-size-asian="11pt" style:font-weight-asian="normal" style:font-size-complex="11pt" style:font-weight-complex="normal"/>
    </style:style>
    <style:style style:name="P28" style:family="paragraph" style:parent-style-name="Standard">
      <style:paragraph-properties fo:line-height="100%" fo:text-align="start" style:justify-single-word="false"/>
      <style:text-properties style:font-name="Arial" fo:font-size="11pt" style:text-underline-style="solid" style:text-underline-width="auto" style:text-underline-color="font-color" fo:font-weight="normal" officeooo:rsid="0019d4f7" officeooo:paragraph-rsid="0019d4f7"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34fdf6" officeooo:paragraph-rsid="00117479"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7e2f" officeooo:paragraph-rsid="00117479"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7e2f" officeooo:paragraph-rsid="003163a1" style:font-size-asian="11pt" style:font-weight-asian="normal" style:font-size-complex="11pt" style:font-weight-complex="normal"/>
    </style:style>
    <style:style style:name="P32" style:family="paragraph" style:parent-style-name="Standard">
      <style:paragraph-properties fo:line-height="100%" fo:text-align="start" style:justify-single-word="false"/>
      <style:text-properties style:font-name="Arial" fo:font-size="11pt" style:text-underline-style="solid" style:text-underline-width="auto" style:text-underline-color="font-color" fo:font-weight="normal" officeooo:rsid="00386451" officeooo:paragraph-rsid="00117479" style:font-size-asian="11pt" style:font-weight-asian="normal" style:font-size-complex="11pt" style:font-weight-complex="normal"/>
    </style:style>
    <style:style style:name="P33" style:family="paragraph" style:parent-style-name="Standard">
      <style:paragraph-properties fo:line-height="100%" fo:text-align="start" style:justify-single-word="false"/>
      <style:text-properties style:font-name="Arial" fo:font-size="11pt" style:text-underline-style="solid" style:text-underline-width="auto" style:text-underline-color="font-color" fo:font-weight="normal" officeooo:rsid="0004320e" officeooo:paragraph-rsid="00117479"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3ff2ed" officeooo:paragraph-rsid="003ff2ed" style:font-size-asian="11pt" style:font-weight-asian="normal" style:font-size-complex="11pt" style:font-weight-complex="normal"/>
    </style:style>
    <style:style style:name="P35" style:family="paragraph" style:parent-style-name="Standard">
      <style:text-properties style:font-name="Arial" fo:font-size="11pt" style:text-underline-style="solid" style:text-underline-width="auto" style:text-underline-color="font-color" officeooo:paragraph-rsid="00117479" style:font-size-asian="11pt" style:font-size-complex="11pt"/>
    </style:style>
    <style:style style:name="P36" style:family="paragraph" style:parent-style-name="Standard">
      <style:text-properties style:font-name="Arial" fo:font-size="11pt" style:text-underline-style="none" fo:font-weight="bold" officeooo:rsid="001e5757" officeooo:paragraph-rsid="00117479" style:font-size-asian="11pt" style:font-weight-asian="bold" style:font-size-complex="11pt" style:font-weight-complex="bold"/>
    </style:style>
    <style:style style:name="P37" style:family="paragraph" style:parent-style-name="Standard">
      <style:text-properties style:font-name="Arial" fo:font-size="11pt" style:text-underline-style="none" fo:font-weight="normal" officeooo:rsid="0002894b" officeooo:paragraph-rsid="00117479" style:font-size-asian="11pt" style:font-weight-asian="normal" style:font-size-complex="11pt" style:font-weight-complex="normal"/>
    </style:style>
    <style:style style:name="P38" style:family="paragraph" style:parent-style-name="Standard">
      <style:text-properties style:font-name="Arial" fo:font-size="11pt" style:text-underline-style="none" fo:font-weight="normal" officeooo:rsid="000286f0" officeooo:paragraph-rsid="00117479" style:font-size-asian="11pt" style:font-weight-asian="normal" style:font-size-complex="11pt" style:font-weight-complex="normal"/>
    </style:style>
    <style:style style:name="P39" style:family="paragraph" style:parent-style-name="Standard">
      <style:text-properties style:font-name="Arial" fo:font-size="11pt" style:text-underline-style="none" fo:font-weight="normal" officeooo:rsid="00047993" officeooo:paragraph-rsid="00117479" style:font-size-asian="11pt" style:font-weight-asian="normal" style:font-size-complex="11pt" style:font-weight-complex="normal"/>
    </style:style>
    <style:style style:name="P40" style:family="paragraph" style:parent-style-name="Standard">
      <style:text-properties style:font-name="Arial" fo:font-size="11pt" style:text-underline-style="none" fo:font-weight="normal" officeooo:rsid="0010749c" officeooo:paragraph-rsid="00117479" style:font-size-asian="11pt" style:font-weight-asian="normal" style:font-size-complex="11pt" style:font-weight-complex="normal"/>
    </style:style>
    <style:style style:name="P41" style:family="paragraph" style:parent-style-name="Standard">
      <style:text-properties style:font-name="Arial" fo:font-size="11pt" style:text-underline-style="none" fo:font-weight="normal" officeooo:rsid="001721d6" officeooo:paragraph-rsid="00117479" style:font-size-asian="11pt" style:font-weight-asian="normal" style:font-size-complex="11pt" style:font-weight-complex="normal"/>
    </style:style>
    <style:style style:name="P42" style:family="paragraph" style:parent-style-name="Standard">
      <style:text-properties style:font-name="Arial" fo:font-size="11pt" style:text-underline-style="none" fo:font-weight="normal" officeooo:rsid="0005a514" officeooo:paragraph-rsid="00117479" style:font-size-asian="11pt" style:font-weight-asian="normal" style:font-size-complex="11pt" style:font-weight-complex="normal"/>
    </style:style>
    <style:style style:name="P43" style:family="paragraph" style:parent-style-name="Standard">
      <style:text-properties style:font-name="Arial" fo:font-size="11pt" style:text-underline-style="none" fo:font-weight="normal" officeooo:rsid="0017cc1e" officeooo:paragraph-rsid="00117479" style:font-size-asian="11pt" style:font-weight-asian="normal" style:font-size-complex="11pt" style:font-weight-complex="normal"/>
    </style:style>
    <style:style style:name="P44" style:family="paragraph" style:parent-style-name="Standard">
      <style:text-properties style:font-name="Arial" fo:font-size="11pt" style:text-underline-style="none" fo:font-weight="normal" officeooo:rsid="0027924f" officeooo:paragraph-rsid="00117479" style:font-size-asian="11pt" style:font-weight-asian="normal" style:font-size-complex="11pt" style:font-weight-complex="normal"/>
    </style:style>
    <style:style style:name="P45" style:family="paragraph" style:parent-style-name="Standard">
      <style:text-properties style:font-name="Arial" fo:font-size="11pt" style:text-underline-style="none" fo:font-weight="normal" officeooo:rsid="0008b756" officeooo:paragraph-rsid="00117479" style:font-size-asian="11pt" style:font-weight-asian="normal" style:font-size-complex="11pt" style:font-weight-complex="normal"/>
    </style:style>
    <style:style style:name="P46" style:family="paragraph" style:parent-style-name="Standard">
      <style:text-properties style:font-name="Arial" fo:font-size="11pt" style:text-underline-style="none" fo:font-weight="normal" officeooo:rsid="0029b9ff" officeooo:paragraph-rsid="00117479" style:font-size-asian="11pt" style:font-weight-asian="normal" style:font-size-complex="11pt" style:font-weight-complex="normal"/>
    </style:style>
    <style:style style:name="P47" style:family="paragraph" style:parent-style-name="Standard">
      <style:text-properties style:font-name="Arial" fo:font-size="11pt" style:text-underline-style="none" fo:font-weight="normal" officeooo:rsid="0014e34f" officeooo:paragraph-rsid="00117479" style:font-size-asian="11pt" style:font-weight-asian="normal" style:font-size-complex="11pt" style:font-weight-complex="normal"/>
    </style:style>
    <style:style style:name="P48" style:family="paragraph" style:parent-style-name="Standard">
      <style:text-properties style:font-name="Arial" fo:font-size="11pt" style:text-underline-style="none" fo:font-weight="normal" officeooo:rsid="00197a19" officeooo:paragraph-rsid="00117479" style:font-size-asian="11pt" style:font-weight-asian="normal" style:font-size-complex="11pt" style:font-weight-complex="normal"/>
    </style:style>
    <style:style style:name="P49" style:family="paragraph" style:parent-style-name="Standard">
      <style:text-properties style:font-name="Arial" fo:font-size="11pt" style:text-underline-style="none" fo:font-weight="normal" officeooo:rsid="001a5dfc" officeooo:paragraph-rsid="00117479" style:font-size-asian="11pt" style:font-weight-asian="normal" style:font-size-complex="11pt" style:font-weight-complex="normal"/>
    </style:style>
    <style:style style:name="P50" style:family="paragraph" style:parent-style-name="Standard">
      <style:text-properties style:font-name="Arial" fo:font-size="11pt" style:text-underline-style="none" fo:font-weight="normal" officeooo:rsid="002d1a59" officeooo:paragraph-rsid="00117479" style:font-size-asian="11pt" style:font-weight-asian="normal" style:font-size-complex="11pt" style:font-weight-complex="normal"/>
    </style:style>
    <style:style style:name="P51" style:family="paragraph" style:parent-style-name="Standard">
      <style:text-properties style:font-name="Arial" fo:font-size="11pt" style:text-underline-style="none" fo:font-weight="normal" officeooo:rsid="002e885d" officeooo:paragraph-rsid="00117479" style:font-size-asian="11pt" style:font-weight-asian="normal" style:font-size-complex="11pt" style:font-weight-complex="normal"/>
    </style:style>
    <style:style style:name="P52" style:family="paragraph" style:parent-style-name="Standard">
      <style:paragraph-properties fo:line-height="100%" fo:text-align="start" style:justify-single-word="false"/>
      <style:text-properties style:font-name="Arial" fo:font-size="11pt" style:text-underline-style="none" fo:font-weight="normal" officeooo:rsid="00056859" officeooo:paragraph-rsid="00117479" style:font-size-asian="11pt" style:font-weight-asian="normal" style:font-size-complex="11pt" style:font-weight-complex="normal"/>
    </style:style>
    <style:style style:name="P53" style:family="paragraph" style:parent-style-name="Standard">
      <style:text-properties style:font-name="Arial" fo:font-size="11pt" style:text-underline-style="none" fo:font-weight="normal" officeooo:rsid="00038d67" officeooo:paragraph-rsid="00117479" style:font-size-asian="11pt" style:font-weight-asian="normal" style:font-size-complex="11pt" style:font-weight-complex="normal"/>
    </style:style>
    <style:style style:name="P54" style:family="paragraph" style:parent-style-name="Standard">
      <style:paragraph-properties fo:line-height="115%" fo:text-align="start" style:justify-single-word="false"/>
      <style:text-properties style:font-name="Arial" fo:font-size="11pt" style:text-underline-style="none" fo:font-weight="normal" officeooo:rsid="00069040" officeooo:paragraph-rsid="00117479"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style:font-name="Arial" fo:font-size="11pt" style:text-underline-style="none" fo:font-weight="normal" officeooo:rsid="0015026f" officeooo:paragraph-rsid="0015026f" style:font-size-asian="11pt" style:font-weight-asian="normal" style:font-size-complex="11pt" style:font-weight-complex="normal"/>
    </style:style>
    <style:style style:name="P56" style:family="paragraph" style:parent-style-name="Standard">
      <style:paragraph-properties fo:line-height="100%" fo:text-align="start" style:justify-single-word="false"/>
      <style:text-properties style:font-name="Arial" fo:font-size="11pt" style:text-underline-style="none" fo:font-weight="normal" officeooo:rsid="001a3a9e" officeooo:paragraph-rsid="001a3a9e"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style:font-name="Arial" fo:font-size="11pt" style:text-underline-style="none" fo:font-weight="normal" officeooo:rsid="0022e9b8" officeooo:paragraph-rsid="0022e9b8" style:font-size-asian="11pt" style:font-weight-asian="normal" style:font-size-complex="11pt" style:font-weight-complex="normal"/>
    </style:style>
    <style:style style:name="P58" style:family="paragraph" style:parent-style-name="Standard">
      <style:paragraph-properties fo:line-height="100%" fo:text-align="start" style:justify-single-word="false"/>
      <style:text-properties style:font-name="Arial" fo:font-size="11pt" style:text-underline-style="none" fo:font-weight="normal" officeooo:rsid="003163a1" officeooo:paragraph-rsid="003163a1"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Arial" fo:font-size="11pt" style:text-underline-style="none" fo:font-weight="normal" officeooo:rsid="001e7e2f" officeooo:paragraph-rsid="00117479" style:font-size-asian="11pt" style:font-weight-asian="normal" style:font-size-complex="11pt" style:font-weight-complex="normal"/>
    </style:style>
    <style:style style:name="P60" style:family="paragraph" style:parent-style-name="Standard">
      <style:paragraph-properties fo:line-height="100%" fo:text-align="start" style:justify-single-word="false"/>
      <style:text-properties style:font-name="Arial" fo:font-size="11pt" style:text-underline-style="none" fo:font-weight="normal" officeooo:rsid="003f55a9" officeooo:paragraph-rsid="003f55a9" style:font-size-asian="11pt" style:font-weight-asian="normal" style:font-size-complex="11pt" style:font-weight-complex="normal"/>
    </style:style>
    <style:style style:name="P61" style:family="paragraph" style:parent-style-name="Standard">
      <style:paragraph-properties fo:text-align="start" style:justify-single-word="false"/>
      <style:text-properties style:font-name="Arial" fo:font-size="11pt" style:text-underline-style="none" fo:font-weight="normal" officeooo:rsid="003ff2ed" officeooo:paragraph-rsid="003ff2ed" style:font-size-asian="11pt" style:font-weight-asian="normal" style:font-size-complex="11pt" style:font-weight-complex="normal"/>
    </style:style>
    <style:style style:name="P62" style:family="paragraph" style:parent-style-name="Standard">
      <style:text-properties style:font-name="Arial" fo:font-size="11pt" fo:font-weight="normal" officeooo:rsid="000286f0" officeooo:paragraph-rsid="00117479" style:font-size-asian="11pt" style:font-weight-asian="normal" style:font-size-complex="11pt" style:font-weight-complex="normal"/>
    </style:style>
    <style:style style:name="P63" style:family="paragraph" style:parent-style-name="Standard">
      <style:text-properties style:font-name="Arial" fo:font-size="11pt" fo:font-weight="normal" officeooo:rsid="0002894b" officeooo:paragraph-rsid="00117479" style:font-size-asian="11pt" style:font-weight-asian="normal" style:font-size-complex="11pt" style:font-weight-complex="normal"/>
    </style:style>
    <style:style style:name="P64" style:family="paragraph" style:parent-style-name="Standard">
      <style:text-properties style:font-name="Arial" fo:font-size="11pt" fo:font-weight="normal" officeooo:rsid="002467d3" officeooo:paragraph-rsid="00117479"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style:font-name="Arial" fo:font-size="11pt" fo:font-weight="normal" officeooo:rsid="0012f347" officeooo:paragraph-rsid="00117479"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Arial" fo:font-size="11pt" fo:font-weight="normal" officeooo:rsid="0012f347" officeooo:paragraph-rsid="0015026f"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Arial" fo:font-size="11pt" fo:font-weight="normal" officeooo:rsid="0012f347" officeooo:paragraph-rsid="001853b9"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Arial" fo:font-size="11pt" fo:font-weight="normal" officeooo:rsid="00145bdb" officeooo:paragraph-rsid="00117479"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style:font-name="Arial" fo:font-size="11pt" fo:font-weight="normal" officeooo:rsid="0004208a" officeooo:paragraph-rsid="0023c97f"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style:font-name="Arial" fo:font-size="11pt" fo:font-weight="normal" officeooo:rsid="0034fdf6" officeooo:paragraph-rsid="00117479"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style:font-name="Arial" fo:font-size="11pt" fo:font-weight="normal" officeooo:rsid="001e7e2f" officeooo:paragraph-rsid="00117479"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Arial" fo:font-size="11pt" fo:font-weight="normal" officeooo:rsid="001e7e2f" officeooo:paragraph-rsid="003330a9" style:font-size-asian="11pt" style:font-weight-asian="normal" style:font-size-complex="11pt" style:font-weight-complex="normal"/>
    </style:style>
    <style:style style:name="P73" style:family="paragraph" style:parent-style-name="Standard">
      <style:text-properties style:font-name="Arial" fo:font-size="11pt" fo:font-weight="normal" officeooo:rsid="0002ac7c" officeooo:paragraph-rsid="00117479" style:font-size-asian="11pt" style:font-weight-asian="normal" style:font-size-complex="11pt" style:font-weight-complex="normal"/>
    </style:style>
    <style:style style:name="P74" style:family="paragraph" style:parent-style-name="Standard">
      <style:text-properties style:font-name="Arial" fo:font-size="11pt" fo:font-weight="normal" officeooo:rsid="00038d67" officeooo:paragraph-rsid="00117479" style:font-size-asian="11pt" style:font-weight-asian="normal" style:font-size-complex="11pt" style:font-weight-complex="normal"/>
    </style:style>
    <style:style style:name="P75" style:family="paragraph" style:parent-style-name="Standard">
      <style:text-properties style:font-name="Arial" fo:font-size="11pt" fo:font-weight="normal" officeooo:rsid="00097003" officeooo:paragraph-rsid="00117479"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Arial" fo:font-size="11pt" fo:font-weight="normal" officeooo:rsid="0009f915" officeooo:paragraph-rsid="00117479"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Arial" fo:font-size="11pt" fo:font-weight="normal" officeooo:rsid="001652d3" officeooo:paragraph-rsid="00117479" style:font-size-asian="11pt" style:font-weight-asian="normal" style:font-size-complex="11pt" style:font-weight-complex="normal"/>
    </style:style>
    <style:style style:name="P78" style:family="paragraph" style:parent-style-name="Standard">
      <style:paragraph-properties fo:text-align="start" style:justify-single-word="false"/>
      <style:text-properties style:font-name="Arial" fo:font-size="11pt" fo:font-weight="normal" officeooo:rsid="000c9895" officeooo:paragraph-rsid="00117479"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style:font-name="Arial" fo:font-size="11pt" fo:font-weight="normal" officeooo:rsid="000c9895" officeooo:paragraph-rsid="003330a9"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style:font-name="Arial" fo:font-size="11pt" fo:font-weight="normal" officeooo:rsid="0016da32" officeooo:paragraph-rsid="00117479" style:font-size-asian="11pt" style:font-weight-asian="normal" style:font-size-complex="11pt" style:font-weight-complex="normal"/>
    </style:style>
    <style:style style:name="P81" style:family="paragraph" style:parent-style-name="Standard">
      <style:paragraph-properties fo:text-align="start" style:justify-single-word="false"/>
      <style:text-properties style:font-name="Arial" fo:font-size="11pt" fo:font-weight="normal" officeooo:rsid="000cc318" officeooo:paragraph-rsid="00117479" style:font-size-asian="11pt" style:font-weight-asian="normal" style:font-size-complex="11pt" style:font-weight-complex="normal"/>
    </style:style>
    <style:style style:name="P82" style:family="paragraph" style:parent-style-name="Standard">
      <style:paragraph-properties fo:text-align="start" style:justify-single-word="false"/>
      <style:text-properties style:font-name="Arial" fo:font-size="11pt" fo:font-weight="normal" officeooo:rsid="00150cf6" officeooo:paragraph-rsid="00117479" style:font-size-asian="11pt" style:font-weight-asian="normal" style:font-size-complex="11pt" style:font-weight-complex="normal"/>
    </style:style>
    <style:style style:name="P83" style:family="paragraph" style:parent-style-name="Standard">
      <style:paragraph-properties fo:line-height="115%" fo:text-align="start" style:justify-single-word="false"/>
      <style:text-properties style:font-name="Arial" fo:font-size="11pt" fo:font-weight="normal" officeooo:rsid="00069040" officeooo:paragraph-rsid="00117479" style:font-size-asian="11pt" style:font-weight-asian="normal" style:font-size-complex="11pt" style:font-weight-complex="normal"/>
    </style:style>
    <style:style style:name="P84" style:family="paragraph" style:parent-style-name="Standard">
      <style:paragraph-properties fo:line-height="115%" fo:text-align="start" style:justify-single-word="false"/>
      <style:text-properties style:font-name="Arial" fo:font-size="11pt" fo:font-weight="normal" officeooo:rsid="001853b9" officeooo:paragraph-rsid="001853b9" style:font-size-asian="11pt" style:font-weight-asian="normal" style:font-size-complex="11pt" style:font-weight-complex="normal"/>
    </style:style>
    <style:style style:name="P85" style:family="paragraph" style:parent-style-name="Standard">
      <style:paragraph-properties fo:line-height="115%" fo:text-align="start" style:justify-single-word="false"/>
      <style:text-properties style:font-name="Arial" fo:font-size="11pt" fo:font-weight="normal" officeooo:rsid="001853b9" officeooo:paragraph-rsid="00117479" style:font-size-asian="11pt" style:font-weight-asian="normal" style:font-size-complex="11pt" style:font-weight-complex="normal"/>
    </style:style>
    <style:style style:name="P86" style:family="paragraph" style:parent-style-name="Standard">
      <style:paragraph-properties fo:text-align="start" style:justify-single-word="false"/>
      <style:text-properties style:font-name="Arial" fo:font-size="11pt" fo:font-weight="normal" officeooo:rsid="001853b9" officeooo:paragraph-rsid="001853b9" style:font-size-asian="11pt" style:font-weight-asian="normal" style:font-size-complex="11pt" style:font-weight-complex="normal"/>
    </style:style>
    <style:style style:name="P87" style:family="paragraph" style:parent-style-name="Standard">
      <style:paragraph-properties fo:text-align="start" style:justify-single-word="false"/>
      <style:text-properties style:font-name="Arial" fo:font-size="11pt" fo:font-weight="normal" officeooo:rsid="0022e9b8" officeooo:paragraph-rsid="0022e9b8" style:font-size-asian="11pt" style:font-weight-asian="normal" style:font-size-complex="11pt" style:font-weight-complex="normal"/>
    </style:style>
    <style:style style:name="P88" style:family="paragraph" style:parent-style-name="Standard">
      <style:paragraph-properties fo:text-align="start" style:justify-single-word="false"/>
      <style:text-properties style:font-name="Arial" fo:font-size="11pt" fo:font-weight="normal" officeooo:rsid="0023c97f" officeooo:paragraph-rsid="0023c97f" style:font-size-asian="11pt" style:font-weight-asian="normal" style:font-size-complex="11pt" style:font-weight-complex="normal"/>
    </style:style>
    <style:style style:name="P89" style:family="paragraph" style:parent-style-name="Standard">
      <style:paragraph-properties fo:text-align="start" style:justify-single-word="false"/>
      <style:text-properties style:font-name="Arial" fo:font-size="11pt" fo:font-weight="normal" officeooo:rsid="0023c97f" officeooo:paragraph-rsid="003163a1" style:font-size-asian="11pt" style:font-weight-asian="normal" style:font-size-complex="11pt" style:font-weight-complex="normal"/>
    </style:style>
    <style:style style:name="P90" style:family="paragraph" style:parent-style-name="Standard">
      <style:paragraph-properties fo:text-align="start" style:justify-single-word="false"/>
      <style:text-properties style:font-name="Arial" fo:font-size="11pt" fo:font-weight="normal" officeooo:rsid="0015026f" officeooo:paragraph-rsid="0023c97f" style:font-size-asian="11pt" style:font-weight-asian="normal" style:font-size-complex="11pt" style:font-weight-complex="normal"/>
    </style:style>
    <style:style style:name="P91" style:family="paragraph" style:parent-style-name="Standard">
      <style:paragraph-properties fo:text-align="start" style:justify-single-word="false"/>
      <style:text-properties style:font-name="Arial" fo:font-size="11pt" fo:font-weight="normal" officeooo:rsid="002ef413" officeooo:paragraph-rsid="002ef413" style:font-size-asian="11pt" style:font-weight-asian="normal" style:font-size-complex="11pt" style:font-weight-complex="normal"/>
    </style:style>
    <style:style style:name="P92" style:family="paragraph" style:parent-style-name="Standard">
      <style:paragraph-properties fo:text-align="start" style:justify-single-word="false"/>
      <style:text-properties style:font-name="Arial" fo:font-size="11pt" fo:font-weight="normal" officeooo:rsid="003b7ab8" officeooo:paragraph-rsid="003b7ab8" style:font-size-asian="11pt" style:font-weight-asian="normal" style:font-size-complex="11pt" style:font-weight-complex="normal"/>
    </style:style>
    <style:style style:name="P93" style:family="paragraph" style:parent-style-name="Standard">
      <style:paragraph-properties fo:text-align="start" style:justify-single-word="false"/>
      <style:text-properties style:font-name="Arial" fo:font-size="11pt" fo:font-weight="normal" officeooo:rsid="0037cfd4" officeooo:paragraph-rsid="003060c0" style:font-size-asian="11pt" style:font-weight-asian="normal" style:font-size-complex="11pt" style:font-weight-complex="normal"/>
    </style:style>
    <style:style style:name="P94" style:family="paragraph" style:parent-style-name="Standard">
      <style:paragraph-properties fo:text-align="start" style:justify-single-word="false"/>
      <style:text-properties style:font-name="Arial" fo:font-size="11pt" fo:font-weight="normal" officeooo:rsid="0037cfd4" officeooo:paragraph-rsid="0037cfd4" style:font-size-asian="11pt" style:font-weight-asian="normal" style:font-size-complex="11pt" style:font-weight-complex="normal"/>
    </style:style>
    <style:style style:name="P95" style:family="paragraph" style:parent-style-name="Standard">
      <style:paragraph-properties fo:text-align="start" style:justify-single-word="false"/>
      <style:text-properties style:font-name="Arial" fo:font-size="11pt" fo:font-weight="normal" officeooo:rsid="00386451" officeooo:paragraph-rsid="00386451" style:font-size-asian="11pt" style:font-weight-asian="normal" style:font-size-complex="11pt" style:font-weight-complex="normal"/>
    </style:style>
    <style:style style:name="P96" style:family="paragraph" style:parent-style-name="Standard">
      <style:paragraph-properties fo:text-align="start" style:justify-single-word="false"/>
      <style:text-properties style:font-name="Arial" fo:font-size="11pt" fo:font-weight="normal" officeooo:rsid="002e79a3" officeooo:paragraph-rsid="0015026f" fo:background-color="transparent" style:font-size-asian="11pt" style:font-weight-asian="normal" style:font-size-complex="11pt" style:font-weight-complex="normal"/>
    </style:style>
    <style:style style:name="P97" style:family="paragraph" style:parent-style-name="Standard">
      <style:text-properties style:font-name="Arial" fo:font-size="11pt" fo:font-style="italic" style:text-underline-style="none" fo:font-weight="normal" officeooo:rsid="001721d6" officeooo:paragraph-rsid="00117479" style:font-size-asian="11pt" style:font-style-asian="italic" style:font-weight-asian="normal" style:font-size-complex="11pt" style:font-style-complex="italic" style:font-weight-complex="normal"/>
    </style:style>
    <style:style style:name="P98" style:family="paragraph" style:parent-style-name="Standard">
      <style:text-properties style:font-name="Arial" fo:font-size="11pt" fo:font-style="normal" style:text-underline-style="none" fo:font-weight="normal" officeooo:rsid="0027924f" officeooo:paragraph-rsid="00117479" style:font-size-asian="11pt" style:font-style-asian="normal" style:font-weight-asian="normal" style:font-size-complex="11pt" style:font-style-complex="normal" style:font-weight-complex="normal"/>
    </style:style>
    <style:style style:name="P99" style:family="paragraph" style:parent-style-name="Standard">
      <style:paragraph-properties fo:line-height="100%" fo:text-align="start" style:justify-single-word="false"/>
      <style:text-properties style:font-name="Arial" fo:font-size="11pt" officeooo:paragraph-rsid="00117479" style:font-size-asian="11pt" style:font-size-complex="11pt"/>
    </style:style>
    <style:style style:name="P100" style:family="paragraph" style:parent-style-name="Standard">
      <style:paragraph-properties fo:orphans="0" fo:widows="0"/>
      <style:text-properties style:font-name="Arial" fo:font-size="11pt" officeooo:paragraph-rsid="00117479" style:font-size-asian="11pt" style:font-size-complex="11pt"/>
    </style:style>
    <style:style style:name="P101" style:family="paragraph" style:parent-style-name="Standard">
      <style:paragraph-properties fo:orphans="0" fo:widows="0"/>
      <style:text-properties style:font-name="Arial" fo:font-size="11pt" officeooo:paragraph-rsid="0015026f" style:font-size-asian="11pt" style:font-size-complex="11pt"/>
    </style:style>
    <style:style style:name="P102" style:family="paragraph" style:parent-style-name="Standard">
      <style:paragraph-properties fo:orphans="0" fo:widows="0"/>
      <style:text-properties style:font-name="Arial" fo:font-size="11pt" officeooo:paragraph-rsid="0016bc71" style:font-size-asian="11pt" style:font-size-complex="11pt"/>
    </style:style>
    <style:style style:name="P103" style:family="paragraph" style:parent-style-name="Standard">
      <style:paragraph-properties fo:orphans="0" fo:widows="0"/>
      <style:text-properties style:font-name="Arial" fo:font-size="11pt" officeooo:paragraph-rsid="001853b9" style:font-size-asian="11pt" style:font-size-complex="11pt"/>
    </style:style>
    <style:style style:name="P104" style:family="paragraph" style:parent-style-name="Standard">
      <style:paragraph-properties fo:orphans="0" fo:widows="0"/>
      <style:text-properties style:font-name="Arial" fo:font-size="11pt" officeooo:paragraph-rsid="002c4485" style:font-size-asian="11pt" style:font-size-complex="11pt"/>
    </style:style>
    <style:style style:name="P105" style:family="paragraph" style:parent-style-name="Standard">
      <style:paragraph-properties fo:orphans="0" fo:widows="0"/>
      <style:text-properties style:font-name="Arial" fo:font-size="11pt" officeooo:paragraph-rsid="0031f42e" style:font-size-asian="11pt" style:font-size-complex="11pt"/>
    </style:style>
    <style:style style:name="P106" style:family="paragraph" style:parent-style-name="Standard">
      <style:text-properties style:font-name="Arial" fo:font-size="11pt" officeooo:paragraph-rsid="00117479" style:font-size-asian="11pt" style:font-size-complex="11pt"/>
    </style:style>
    <style:style style:name="P107" style:family="paragraph" style:parent-style-name="Standard">
      <style:paragraph-properties fo:text-align="start" style:justify-single-word="false"/>
      <style:text-properties style:font-name="Arial" fo:font-size="11pt" officeooo:rsid="00041ff0" officeooo:paragraph-rsid="00117479" style:font-size-asian="11pt" style:font-size-complex="11pt"/>
    </style:style>
    <style:style style:name="P108" style:family="paragraph" style:parent-style-name="Standard">
      <style:paragraph-properties fo:orphans="0" fo:widows="0"/>
      <style:text-properties fo:color="#000000" style:font-name="Arial" fo:font-size="11pt" style:text-underline-style="solid" style:text-underline-width="auto" style:text-underline-color="#000000" officeooo:paragraph-rsid="00117479" style:font-size-asian="11pt" style:font-name-complex="Helvetica Neue" style:font-size-complex="11pt"/>
    </style:style>
    <style:style style:name="P109" style:family="paragraph" style:parent-style-name="Standard">
      <style:paragraph-properties fo:line-height="100%" fo:text-align="start" style:justify-single-word="false"/>
      <style:text-properties fo:color="#000000" style:font-name="Arial" fo:font-size="11pt" style:text-underline-style="solid" style:text-underline-width="auto" style:text-underline-color="#000000" fo:font-weight="normal" officeooo:rsid="00117479" officeooo:paragraph-rsid="00117479" style:font-size-asian="11pt" style:font-weight-asian="normal" style:font-name-complex="Helvetica Neue" style:font-size-complex="11pt" style:font-weight-complex="normal"/>
    </style:style>
    <style:style style:name="P110" style:family="paragraph" style:parent-style-name="Standard">
      <style:paragraph-properties fo:orphans="0" fo:widows="0"/>
      <style:text-properties fo:color="#000000" style:font-name="Arial" fo:font-size="11pt" style:text-underline-style="none" officeooo:paragraph-rsid="00117479" style:font-size-asian="11pt" style:font-name-complex="Helvetica Neue" style:font-size-complex="11pt"/>
    </style:style>
    <style:style style:name="P111" style:family="paragraph" style:parent-style-name="Standard">
      <style:paragraph-properties fo:orphans="0" fo:widows="0"/>
      <style:text-properties fo:color="#000000" style:font-name="Arial" fo:font-size="11pt" style:text-underline-style="none" officeooo:paragraph-rsid="0015026f" style:font-size-asian="11pt" style:font-name-complex="Helvetica Neue" style:font-size-complex="11pt"/>
    </style:style>
    <style:style style:name="P112" style:family="paragraph" style:parent-style-name="Standard">
      <style:paragraph-properties fo:orphans="0" fo:widows="0"/>
      <style:text-properties fo:color="#000000" style:font-name="Arial" fo:font-size="11pt" style:text-underline-style="none" officeooo:paragraph-rsid="0016bc71" style:font-size-asian="11pt" style:font-name-complex="Helvetica Neue" style:font-size-complex="11pt"/>
    </style:style>
    <style:style style:name="P113" style:family="paragraph" style:parent-style-name="Standard">
      <style:paragraph-properties fo:orphans="0" fo:widows="0"/>
      <style:text-properties fo:color="#000000" style:font-name="Arial" fo:font-size="11pt" style:text-underline-style="none" officeooo:paragraph-rsid="001853b9" style:font-size-asian="11pt" style:font-name-complex="Helvetica Neue" style:font-size-complex="11pt"/>
    </style:style>
    <style:style style:name="P114" style:family="paragraph" style:parent-style-name="Standard">
      <style:paragraph-properties fo:line-height="100%" fo:text-align="start" style:justify-single-word="false"/>
      <style:text-properties fo:color="#000000" style:font-name="Arial" fo:font-size="11pt" style:text-underline-style="none" fo:font-weight="normal" officeooo:rsid="001b3aba" officeooo:paragraph-rsid="00117479" style:font-size-asian="11pt" style:font-weight-asian="normal" style:font-name-complex="Helvetica Neue" style:font-size-complex="11pt" style:font-weight-complex="normal"/>
    </style:style>
    <style:style style:name="P115" style:family="paragraph" style:parent-style-name="Standard">
      <style:paragraph-properties fo:line-height="115%" fo:text-align="start" style:justify-single-word="false"/>
      <style:text-properties fo:color="#000000" style:font-name="Arial" fo:font-size="11pt" style:text-underline-style="none" fo:font-weight="normal" officeooo:rsid="000831bb" officeooo:paragraph-rsid="00117479" style:font-size-asian="11pt" style:font-weight-asian="normal" style:font-name-complex="Helvetica Neue" style:font-size-complex="11pt" style:font-weight-complex="normal"/>
    </style:style>
    <style:style style:name="P116" style:family="paragraph" style:parent-style-name="Standard">
      <style:paragraph-properties fo:line-height="115%" fo:text-align="start" style:justify-single-word="false"/>
      <style:text-properties fo:color="#000000" style:font-name="Arial" fo:font-size="11pt" style:text-underline-style="none" fo:font-weight="normal" officeooo:rsid="002d1a59" officeooo:paragraph-rsid="00117479" style:font-size-asian="11pt" style:font-weight-asian="normal" style:font-name-complex="Helvetica Neue" style:font-size-complex="11pt" style:font-weight-complex="normal"/>
    </style:style>
    <style:style style:name="P117" style:family="paragraph" style:parent-style-name="Standard">
      <style:paragraph-properties fo:line-height="115%" fo:text-align="start" style:justify-single-word="false"/>
      <style:text-properties fo:color="#000000" style:font-name="Arial" fo:font-size="11pt" style:text-underline-style="none" fo:font-weight="normal" officeooo:rsid="001939c6" officeooo:paragraph-rsid="001939c6" style:font-size-asian="11pt" style:font-weight-asian="normal" style:font-name-complex="Helvetica Neue" style:font-size-complex="11pt" style:font-weight-complex="normal"/>
    </style:style>
    <style:style style:name="P118" style:family="paragraph" style:parent-style-name="Standard">
      <style:paragraph-properties fo:line-height="115%" fo:text-align="start" style:justify-single-word="false"/>
      <style:text-properties fo:color="#000000" style:font-name="Arial" fo:font-size="11pt" style:text-underline-style="none" fo:font-weight="normal" officeooo:rsid="000c9895" officeooo:paragraph-rsid="00117479" style:font-size-asian="11pt" style:font-weight-asian="normal" style:font-name-complex="Helvetica Neue" style:font-size-complex="11pt" style:font-weight-complex="normal"/>
    </style:style>
    <style:style style:name="P119" style:family="paragraph" style:parent-style-name="Standard">
      <style:paragraph-properties fo:text-align="start" style:justify-single-word="false"/>
      <style:text-properties fo:color="#000000" style:font-name="Arial" fo:font-size="11pt" style:text-underline-style="none" fo:font-weight="normal" officeooo:rsid="000c9895" officeooo:paragraph-rsid="00117479" style:font-size-asian="11pt" style:font-weight-asian="normal" style:font-name-complex="Helvetica Neue" style:font-size-complex="11pt" style:font-weight-complex="normal"/>
    </style:style>
    <style:style style:name="P120" style:family="paragraph" style:parent-style-name="Standard">
      <style:paragraph-properties fo:line-height="115%" fo:text-align="start" style:justify-single-word="false"/>
      <style:text-properties fo:color="#000000" style:font-name="Arial" fo:font-size="11pt" style:text-underline-style="none" fo:font-weight="normal" officeooo:rsid="001d66eb" officeooo:paragraph-rsid="001d66eb" style:font-size-asian="11pt" style:font-weight-asian="normal" style:font-name-complex="Helvetica Neue" style:font-size-complex="11pt" style:font-weight-complex="normal"/>
    </style:style>
    <style:style style:name="P121" style:family="paragraph" style:parent-style-name="Standard">
      <style:paragraph-properties fo:line-height="115%" fo:text-align="start" style:justify-single-word="false"/>
      <style:text-properties fo:color="#000000" style:font-name="Arial" fo:font-size="11pt" style:text-underline-style="none" fo:font-weight="normal" officeooo:rsid="001eeb0a" officeooo:paragraph-rsid="001eeb0a" style:font-size-asian="11pt" style:font-weight-asian="normal" style:font-name-complex="Helvetica Neue" style:font-size-complex="11pt" style:font-weight-complex="normal"/>
    </style:style>
    <style:style style:name="P122" style:family="paragraph" style:parent-style-name="Standard">
      <style:paragraph-properties fo:line-height="115%" fo:text-align="start" style:justify-single-word="false"/>
      <style:text-properties fo:color="#000000" style:font-name="Arial" fo:font-size="11pt" style:text-underline-style="none" fo:font-weight="normal" officeooo:rsid="0022e9b8" officeooo:paragraph-rsid="0022e9b8" style:font-size-asian="11pt" style:font-weight-asian="normal" style:font-name-complex="Helvetica Neue" style:font-size-complex="11pt" style:font-weight-complex="normal"/>
    </style:style>
    <style:style style:name="P123" style:family="paragraph" style:parent-style-name="Standard">
      <style:paragraph-properties fo:line-height="115%" fo:text-align="start" style:justify-single-word="false"/>
      <style:text-properties fo:color="#000000" style:font-name="Arial" fo:font-size="11pt" style:text-underline-style="none" fo:font-weight="normal" officeooo:rsid="002a7511" officeooo:paragraph-rsid="002a7511" style:font-size-asian="11pt" style:font-weight-asian="normal" style:font-name-complex="Helvetica Neue" style:font-size-complex="11pt" style:font-weight-complex="normal"/>
    </style:style>
    <style:style style:name="P124" style:family="paragraph" style:parent-style-name="Standard">
      <style:paragraph-properties fo:line-height="115%" fo:text-align="start" style:justify-single-word="false"/>
      <style:text-properties fo:color="#000000" style:font-name="Arial" fo:font-size="11pt" style:text-underline-style="none" fo:font-weight="bold" officeooo:rsid="00069040" officeooo:paragraph-rsid="00117479" style:font-size-asian="11pt" style:font-weight-asian="bold" style:font-name-complex="Helvetica Neue" style:font-size-complex="11pt" style:font-weight-complex="bold"/>
    </style:style>
    <style:style style:name="P125" style:family="paragraph" style:parent-style-name="Standard">
      <style:paragraph-properties fo:line-height="115%" fo:text-align="start" style:justify-single-word="false"/>
      <style:text-properties fo:color="#000000" style:font-name="Arial" fo:font-size="11pt" style:text-underline-style="none" fo:font-weight="bold" officeooo:rsid="001939c6" officeooo:paragraph-rsid="001939c6" fo:background-color="transparent" style:font-size-asian="11pt" style:font-weight-asian="bold" style:font-name-complex="Helvetica Neue" style:font-size-complex="11pt" style:font-weight-complex="bold"/>
    </style:style>
    <style:style style:name="P126" style:family="paragraph" style:parent-style-name="Standard">
      <style:paragraph-properties fo:line-height="100%" fo:text-align="start" style:justify-single-word="false"/>
      <style:text-properties fo:color="#000000" style:font-name="Arial" fo:font-size="11pt" fo:font-weight="bold" officeooo:paragraph-rsid="00117479" style:font-size-asian="11pt" style:font-weight-asian="bold" style:font-name-complex="Helvetica Neue" style:font-size-complex="11pt" style:font-weight-complex="bold"/>
    </style:style>
    <style:style style:name="P127" style:family="paragraph" style:parent-style-name="Standard">
      <style:paragraph-properties fo:orphans="0" fo:widows="0"/>
      <style:text-properties fo:color="#000000" style:font-name="Arial" fo:font-size="11pt" fo:font-weight="bold" officeooo:paragraph-rsid="00117479" style:font-size-asian="11pt" style:font-weight-asian="bold" style:font-name-complex="Helvetica Neue" style:font-size-complex="11pt" style:font-weight-complex="bold"/>
    </style:style>
    <style:style style:name="P128" style:family="paragraph" style:parent-style-name="Standard">
      <style:paragraph-properties fo:line-height="115%" fo:text-align="start" style:justify-single-word="false"/>
      <style:text-properties fo:color="#000000" style:font-name="Arial" fo:font-size="11pt" style:text-underline-style="solid" style:text-underline-width="auto" style:text-underline-color="font-color" fo:font-weight="normal" officeooo:rsid="001939c6" officeooo:paragraph-rsid="001d66eb" style:font-size-asian="11pt" style:font-weight-asian="normal" style:font-name-complex="Helvetica Neue" style:font-size-complex="11pt" style:font-weight-complex="normal"/>
    </style:style>
    <style:style style:name="P129" style:family="paragraph" style:parent-style-name="Standard">
      <style:paragraph-properties fo:line-height="115%" fo:text-align="start" style:justify-single-word="false"/>
      <style:text-properties fo:color="#000000" style:font-name="Arial" fo:font-size="11pt" style:text-underline-style="solid" style:text-underline-width="auto" style:text-underline-color="font-color" fo:font-weight="normal" officeooo:rsid="001939c6" officeooo:paragraph-rsid="001939c6" style:font-size-asian="11pt" style:font-weight-asian="normal" style:font-name-complex="Helvetica Neue" style:font-size-complex="11pt" style:font-weight-complex="normal"/>
    </style:style>
    <style:style style:name="P130" style:family="paragraph" style:parent-style-name="Standard">
      <style:paragraph-properties fo:text-align="start" style:justify-single-word="false"/>
      <style:text-properties officeooo:paragraph-rsid="0019d4f7"/>
    </style:style>
    <style:style style:name="P131" style:family="paragraph" style:parent-style-name="Standard">
      <style:paragraph-properties fo:text-align="start" style:justify-single-word="false"/>
      <style:text-properties officeooo:paragraph-rsid="003060c0"/>
    </style:style>
    <style:style style:name="P132" style:family="paragraph" style:parent-style-name="Standard">
      <style:paragraph-properties fo:text-align="start" style:justify-single-word="false"/>
      <style:text-properties officeooo:paragraph-rsid="00117479" fo:background-color="transparent"/>
    </style:style>
    <style:style style:name="P133" style:family="paragraph" style:parent-style-name="Standard">
      <style:paragraph-properties fo:text-align="start" style:justify-single-word="false"/>
      <style:text-properties officeooo:rsid="00386451" officeooo:paragraph-rsid="00386451"/>
    </style:style>
    <style:style style:name="P134" style:family="paragraph" style:parent-style-name="Standard">
      <style:paragraph-properties fo:text-align="start" style:justify-single-word="false"/>
      <style:text-properties officeooo:rsid="003060c0" officeooo:paragraph-rsid="003060c0"/>
    </style:style>
    <style:style style:name="P135" style:family="paragraph" style:parent-style-name="Standard">
      <loext:graphic-properties draw:fill="none"/>
      <style:paragraph-properties fo:margin-left="0cm" fo:margin-right="0cm" fo:text-indent="0cm" style:auto-text-indent="false" fo:background-color="transparent"/>
      <style:text-properties style:font-name="Arial" fo:font-size="11pt" officeooo:paragraph-rsid="00117479" style:font-size-asian="11pt" style:font-size-complex="11pt"/>
    </style:style>
    <style:style style:name="P136" style:family="paragraph" style:parent-style-name="Standard">
      <loext:graphic-properties draw:fill="none"/>
      <style:paragraph-properties fo:margin-left="0cm" fo:margin-right="0cm" fo:text-indent="0cm" style:auto-text-indent="false" fo:background-color="transparent"/>
      <style:text-properties style:font-name="Arial" fo:font-size="11pt" officeooo:rsid="000831bb" officeooo:paragraph-rsid="00117479" style:font-size-asian="11pt" style:font-size-complex="11pt"/>
    </style:style>
    <style:style style:name="P137" style:family="paragraph" style:parent-style-name="Standard">
      <loext:graphic-properties draw:fill="none"/>
      <style:paragraph-properties fo:margin-left="0cm" fo:margin-right="0cm" fo:text-indent="0cm" style:auto-text-indent="false" fo:background-color="transparent"/>
      <style:text-properties style:font-name="Arial" fo:font-size="11pt" style:text-underline-style="none" fo:font-weight="normal" officeooo:rsid="0006df31" officeooo:paragraph-rsid="00117479" style:font-size-asian="11pt" style:font-weight-asian="normal" style:font-size-complex="11pt"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font-name="Arial" fo:font-size="11pt" fo:font-weight="normal" officeooo:rsid="00038d67" officeooo:paragraph-rsid="00117479" style:font-size-asian="11pt" style:font-weight-asian="normal" style:font-size-complex="11pt" style:font-weight-complex="normal"/>
    </style:style>
    <style:style style:name="P139" style:family="paragraph" style:parent-style-name="Standard">
      <style:paragraph-properties fo:margin-left="0.635cm" fo:margin-right="0cm" fo:orphans="0" fo:widows="0" fo:text-indent="0cm" style:auto-text-indent="false">
        <style:tab-stops>
          <style:tab-stop style:position="0.035cm"/>
          <style:tab-stop style:position="0.635cm"/>
        </style:tab-stops>
      </style:paragraph-properties>
      <style:text-properties fo:color="#000000" style:font-name="Arial" fo:font-size="11pt" style:text-underline-style="none" officeooo:paragraph-rsid="00117479" style:font-size-asian="11pt" style:font-name-complex="Helvetica Neue" style:font-size-complex="11pt"/>
    </style:style>
    <style:style style:name="P140" style:family="paragraph" style:parent-style-name="Standard" style:master-page-name="">
      <style:paragraph-properties style:page-number="auto" fo:break-before="auto" fo:break-after="auto"/>
      <style:text-properties style:font-name="Arial" fo:font-size="11pt" fo:font-weight="bold" officeooo:paragraph-rsid="00117479" style:font-size-asian="11pt" style:font-weight-asian="bold" style:font-size-complex="11pt" style:font-weight-complex="bold"/>
    </style:style>
    <style:style style:name="P141" style:family="paragraph" style:parent-style-name="Standard" style:master-page-name="">
      <style:paragraph-properties fo:line-height="100%" fo:text-align="start" style:justify-single-word="false" style:page-number="auto" fo:break-before="auto" fo:break-after="auto"/>
      <style:text-properties style:font-name="Arial" fo:font-size="11pt" fo:font-weight="bold" officeooo:rsid="00117479" officeooo:paragraph-rsid="00117479" style:font-size-asian="11pt" style:font-weight-asian="bold" style:font-size-complex="11pt" style:font-weight-complex="bold"/>
    </style:style>
    <style:style style:name="P142" style:family="paragraph" style:parent-style-name="Standard" style:list-style-name="WWNum1">
      <style:paragraph-properties fo:margin-left="0.635cm" fo:margin-right="0cm" fo:orphans="0" fo:widows="0" fo:text-indent="-0.635cm" style:auto-text-indent="false">
        <style:tab-stops>
          <style:tab-stop style:position="0.035cm"/>
          <style:tab-stop style:position="0.635cm"/>
        </style:tab-stops>
      </style:paragraph-properties>
      <style:text-properties style:font-name="Arial" fo:font-size="11pt" officeooo:paragraph-rsid="00117479" style:font-size-asian="11pt" style:font-size-complex="11pt"/>
    </style:style>
    <style:style style:name="P143" style:family="paragraph" style:parent-style-name="Standard" style:list-style-name="WWNum1">
      <style:paragraph-properties fo:margin-left="0.635cm" fo:margin-right="0cm" fo:orphans="0" fo:widows="0" fo:text-indent="-0.635cm" style:auto-text-indent="false">
        <style:tab-stops>
          <style:tab-stop style:position="0.035cm"/>
          <style:tab-stop style:position="0.635cm"/>
        </style:tab-stops>
      </style:paragraph-properties>
      <style:text-properties fo:color="#000000" style:font-name="Arial" fo:font-size="11pt" style:text-underline-style="none" officeooo:paragraph-rsid="00117479" style:font-size-asian="11pt" style:font-name-complex="Helvetica Neue" style:font-size-complex="11pt"/>
    </style:style>
    <style:style style:name="T1" style:family="text">
      <style:text-properties officeooo:rsid="00340189"/>
    </style:style>
    <style:style style:name="T2" style:family="text">
      <style:text-properties officeooo:rsid="00040ab2"/>
    </style:style>
    <style:style style:name="T3" style:family="text">
      <style:text-properties fo:font-style="normal" officeooo:rsid="0027924f" style:font-style-asian="normal" style:font-style-complex="normal"/>
    </style:style>
    <style:style style:name="T4" style:family="text">
      <style:text-properties officeooo:rsid="0034fdf6"/>
    </style:style>
    <style:style style:name="T5" style:family="text">
      <style:text-properties fo:color="#000000" style:font-name-complex="Helvetica Neue"/>
    </style:style>
    <style:style style:name="T6" style:family="text">
      <style:text-properties fo:color="#000000" officeooo:rsid="0007a944" style:font-name-complex="Helvetica Neue"/>
    </style:style>
    <style:style style:name="T7" style:family="text">
      <style:text-properties fo:color="#000000" style:text-underline-style="solid" style:text-underline-width="auto" style:text-underline-color="#000000" style:font-name-complex="Helvetica Neue"/>
    </style:style>
    <style:style style:name="T8" style:family="text">
      <style:text-properties fo:color="#000000" style:text-underline-style="solid" style:text-underline-width="auto" style:text-underline-color="#000000" officeooo:rsid="0016bc71" style:font-name-complex="Helvetica Neue"/>
    </style:style>
    <style:style style:name="T9" style:family="text">
      <style:text-properties fo:color="#000000" fo:font-weight="bold" style:font-weight-asian="bold" style:font-name-complex="Helvetica Neue" style:font-weight-complex="bold"/>
    </style:style>
    <style:style style:name="T10" style:family="text">
      <style:text-properties fo:color="#000000" style:text-underline-style="none" style:font-name-complex="Helvetica Neue"/>
    </style:style>
    <style:style style:name="T11" style:family="text">
      <style:text-properties fo:color="#000000" style:text-underline-style="none" officeooo:rsid="0015026f" style:font-name-complex="Helvetica Neue"/>
    </style:style>
    <style:style style:name="T12" style:family="text">
      <style:text-properties fo:color="#000000" style:text-underline-style="none" officeooo:rsid="0016bc71" style:font-name-complex="Helvetica Neue"/>
    </style:style>
    <style:style style:name="T13" style:family="text">
      <style:text-properties fo:color="#000000" style:text-underline-style="none" officeooo:rsid="001853b9" style:font-name-complex="Helvetica Neue"/>
    </style:style>
    <style:style style:name="T14" style:family="text">
      <style:text-properties fo:color="#000000" style:text-underline-style="none" officeooo:rsid="002c4485" style:font-name-complex="Helvetica Neue"/>
    </style:style>
    <style:style style:name="T15" style:family="text">
      <style:text-properties fo:color="#000000" style:text-underline-style="none" officeooo:rsid="0031f42e" style:font-name-complex="Helvetica Neue"/>
    </style:style>
    <style:style style:name="T16" style:family="text">
      <style:text-properties fo:color="#000000" style:text-underline-style="none" officeooo:rsid="003d5e91" style:font-name-complex="Helvetica Neue"/>
    </style:style>
    <style:style style:name="T17" style:family="text">
      <style:text-properties officeooo:rsid="0002894b"/>
    </style:style>
    <style:style style:name="T18" style:family="text">
      <style:text-properties officeooo:rsid="00028d11"/>
    </style:style>
    <style:style style:name="T19" style:family="text">
      <style:text-properties officeooo:rsid="000b6c82"/>
    </style:style>
    <style:style style:name="T20" style:family="text">
      <style:text-properties officeooo:rsid="0021086b"/>
    </style:style>
    <style:style style:name="T21" style:family="text">
      <style:text-properties officeooo:rsid="000ce542"/>
    </style:style>
    <style:style style:name="T22" style:family="text">
      <style:text-properties officeooo:rsid="000762db"/>
    </style:style>
    <style:style style:name="T23" style:family="text">
      <style:text-properties style:text-underline-style="none"/>
    </style:style>
    <style:style style:name="T24" style:family="text">
      <style:text-properties style:text-underline-style="none" officeooo:rsid="00047993"/>
    </style:style>
    <style:style style:name="T25" style:family="text">
      <style:text-properties style:text-underline-style="none" officeooo:rsid="0005a514"/>
    </style:style>
    <style:style style:name="T26" style:family="text">
      <style:text-properties style:text-underline-style="none" officeooo:rsid="001e5757"/>
    </style:style>
    <style:style style:name="T27" style:family="text">
      <style:text-properties style:text-underline-style="none" officeooo:rsid="002475dc"/>
    </style:style>
    <style:style style:name="T28" style:family="text">
      <style:text-properties style:text-underline-style="none" officeooo:rsid="0010749c"/>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05f021" style:font-weight-asian="normal" style:font-weight-complex="normal"/>
    </style:style>
    <style:style style:name="T31" style:family="text">
      <style:text-properties style:text-underline-style="none" fo:font-weight="normal" officeooo:rsid="00041ff0" style:font-weight-asian="normal" style:font-weight-complex="normal"/>
    </style:style>
    <style:style style:name="T32" style:family="text">
      <style:text-properties style:text-underline-style="none" fo:font-weight="normal" officeooo:rsid="0004abb9" style:font-weight-asian="normal" style:font-weight-complex="normal"/>
    </style:style>
    <style:style style:name="T33" style:family="text">
      <style:text-properties style:text-underline-style="none" fo:font-weight="normal" officeooo:rsid="0006df31" style:font-weight-asian="normal" style:font-weight-complex="normal"/>
    </style:style>
    <style:style style:name="T34" style:family="text">
      <style:text-properties style:text-underline-style="none" fo:font-weight="normal" officeooo:rsid="000831bb" style:font-weight-asian="normal" style:font-weight-complex="normal"/>
    </style:style>
    <style:style style:name="T35" style:family="text">
      <style:text-properties style:text-underline-style="none" fo:font-weight="normal" officeooo:rsid="00097003" style:font-weight-asian="normal" style:font-weight-complex="normal"/>
    </style:style>
    <style:style style:name="T36" style:family="text">
      <style:text-properties style:text-underline-style="none" fo:font-weight="normal" officeooo:rsid="0031f42e" style:font-weight-asian="normal" style:font-weight-complex="normal"/>
    </style:style>
    <style:style style:name="T37" style:family="text">
      <style:text-properties style:text-underline-style="none" fo:font-weight="normal" officeooo:rsid="003330a9" style:font-weight-asian="normal" style:font-weight-complex="normal"/>
    </style:style>
    <style:style style:name="T38" style:family="text">
      <style:text-properties style:text-underline-style="none" fo:font-weight="bold" officeooo:rsid="00117479" style:font-weight-asian="bold" style:font-weight-complex="bold"/>
    </style:style>
    <style:style style:name="T39" style:family="text">
      <style:text-properties style:text-underline-style="none" officeooo:rsid="0023c97f"/>
    </style:style>
    <style:style style:name="T40" style:family="text">
      <style:text-properties style:text-underline-style="none" officeooo:rsid="002e198a"/>
    </style:style>
    <style:style style:name="T41" style:family="text">
      <style:text-properties officeooo:rsid="0025c02d"/>
    </style:style>
    <style:style style:name="T42" style:family="text">
      <style:text-properties officeooo:rsid="00209aaf"/>
    </style:style>
    <style:style style:name="T43" style:family="text">
      <style:text-properties officeooo:rsid="002475dc"/>
    </style:style>
    <style:style style:name="T44" style:family="text">
      <style:text-properties officeooo:rsid="002ed680"/>
    </style:style>
    <style:style style:name="T45" style:family="text">
      <style:text-properties officeooo:rsid="0017cc1e"/>
    </style:style>
    <style:style style:name="T46" style:family="text">
      <style:text-properties officeooo:rsid="0027924f"/>
    </style:style>
    <style:style style:name="T47" style:family="text">
      <style:text-properties fo:font-style="italic" officeooo:rsid="0027924f" style:font-style-asian="italic" style:font-style-complex="italic"/>
    </style:style>
    <style:style style:name="T48" style:family="text">
      <style:text-properties officeooo:rsid="001e5757"/>
    </style:style>
    <style:style style:name="T49" style:family="text">
      <style:text-properties officeooo:rsid="000da93d"/>
    </style:style>
    <style:style style:name="T50" style:family="text">
      <style:text-properties officeooo:rsid="0014e34f"/>
    </style:style>
    <style:style style:name="T51" style:family="text">
      <style:text-properties officeooo:rsid="001fc2c5"/>
    </style:style>
    <style:style style:name="T52" style:family="text">
      <style:text-properties officeooo:rsid="002d1a59"/>
    </style:style>
    <style:style style:name="T53" style:family="text">
      <style:text-properties officeooo:rsid="002e885d"/>
    </style:style>
    <style:style style:name="T54" style:family="text">
      <style:text-properties officeooo:rsid="0009f915"/>
    </style:style>
    <style:style style:name="T55" style:family="text">
      <style:text-properties officeooo:rsid="0010727a"/>
    </style:style>
    <style:style style:name="T56" style:family="text">
      <style:text-properties officeooo:rsid="0016da32"/>
    </style:style>
    <style:style style:name="T57" style:family="text">
      <style:text-properties officeooo:rsid="000eea35"/>
    </style:style>
    <style:style style:name="T58" style:family="text">
      <style:text-properties officeooo:rsid="00145bdb"/>
    </style:style>
    <style:style style:name="T59" style:family="text">
      <style:text-properties officeooo:rsid="001925f5"/>
    </style:style>
    <style:style style:name="T60" style:family="text">
      <style:text-properties officeooo:rsid="00041ff0"/>
    </style:style>
    <style:style style:name="T61" style:family="text">
      <style:text-properties fo:font-weight="normal" officeooo:rsid="00097003" style:font-weight-asian="normal" style:font-weight-complex="normal"/>
    </style:style>
    <style:style style:name="T62" style:family="text">
      <style:text-properties fo:font-weight="normal" officeooo:rsid="00041ff0" style:font-weight-asian="normal" style:font-weight-complex="normal"/>
    </style:style>
    <style:style style:name="T63" style:family="text">
      <style:text-properties officeooo:rsid="00069040"/>
    </style:style>
    <style:style style:name="T64" style:family="text">
      <style:text-properties style:text-underline-style="solid" style:text-underline-width="auto" style:text-underline-color="font-color"/>
    </style:style>
    <style:style style:name="T65" style:family="text">
      <style:text-properties officeooo:rsid="0014ffb8"/>
    </style:style>
    <style:style style:name="T66" style:family="text">
      <style:text-properties officeooo:rsid="0015026f"/>
    </style:style>
    <style:style style:name="T67" style:family="text">
      <style:text-properties officeooo:rsid="001853b9"/>
    </style:style>
    <style:style style:name="T68" style:family="text">
      <style:text-properties officeooo:rsid="001939c6"/>
    </style:style>
    <style:style style:name="T69" style:family="text">
      <style:text-properties style:font-name="Arial" fo:font-size="11pt" fo:font-weight="normal" style:font-size-asian="11pt" style:font-weight-asian="normal" style:font-size-complex="11pt" style:font-weight-complex="normal"/>
    </style:style>
    <style:style style:name="T70" style:family="text">
      <style:text-properties style:font-name="Arial" fo:font-size="11pt" fo:font-weight="normal" officeooo:rsid="0012f347" style:font-size-asian="11pt" style:font-weight-asian="normal" style:font-size-complex="11pt" style:font-weight-complex="normal"/>
    </style:style>
    <style:style style:name="T71" style:family="text">
      <style:text-properties style:font-name="Arial" fo:font-size="11pt" fo:font-weight="normal" officeooo:rsid="0019d4f7" style:font-size-asian="11pt" style:font-weight-asian="normal" style:font-size-complex="11pt" style:font-weight-complex="normal"/>
    </style:style>
    <style:style style:name="T72" style:family="text">
      <style:text-properties style:font-name="Arial" fo:font-size="11pt" fo:font-weight="normal" officeooo:rsid="002e198a" style:font-size-asian="11pt" style:font-weight-asian="normal" style:font-size-complex="11pt" style:font-weight-complex="normal"/>
    </style:style>
    <style:style style:name="T73" style:family="text">
      <style:text-properties style:font-name="Arial" fo:font-size="11pt" fo:font-weight="normal" officeooo:rsid="002ef413" style:font-size-asian="11pt" style:font-weight-asian="normal" style:font-size-complex="11pt" style:font-weight-complex="normal"/>
    </style:style>
    <style:style style:name="T74" style:family="text">
      <style:text-properties style:font-name="Arial" fo:font-size="11pt" fo:font-weight="normal" officeooo:rsid="003060c0" style:font-size-asian="11pt" style:font-weight-asian="normal" style:font-size-complex="11pt" style:font-weight-complex="normal"/>
    </style:style>
    <style:style style:name="T75" style:family="text">
      <style:text-properties style:font-name="Arial" fo:font-size="11pt" fo:font-weight="normal" officeooo:rsid="00361a9f" style:font-size-asian="11pt" style:font-weight-asian="normal" style:font-size-complex="11pt" style:font-weight-complex="normal"/>
    </style:style>
    <style:style style:name="T76" style:family="text">
      <style:text-properties style:font-name="Arial" fo:font-size="11pt" fo:font-weight="normal" officeooo:rsid="0037cfd4" style:font-size-asian="11pt" style:font-weight-asian="normal" style:font-size-complex="11pt" style:font-weight-complex="normal"/>
    </style:style>
    <style:style style:name="T77" style:family="text">
      <style:text-properties style:font-name="Arial" fo:font-size="11pt" fo:font-weight="normal" officeooo:rsid="00386451" style:font-size-asian="11pt" style:font-weight-asian="normal" style:font-size-complex="11pt" style:font-weight-complex="normal"/>
    </style:style>
    <style:style style:name="T78" style:family="text">
      <style:text-properties officeooo:rsid="001d66eb"/>
    </style:style>
    <style:style style:name="T79" style:family="text">
      <style:text-properties officeooo:rsid="001eeb0a"/>
    </style:style>
    <style:style style:name="T80" style:family="text">
      <style:text-properties officeooo:rsid="00204d65"/>
    </style:style>
    <style:style style:name="T81" style:family="text">
      <style:text-properties officeooo:rsid="0023c97f"/>
    </style:style>
    <style:style style:name="T82" style:family="text">
      <style:text-properties officeooo:rsid="00284b5e"/>
    </style:style>
    <style:style style:name="T83" style:family="text">
      <style:text-properties officeooo:rsid="0028a7da"/>
    </style:style>
    <style:style style:name="T84" style:family="text">
      <style:text-properties officeooo:rsid="002a7511"/>
    </style:style>
    <style:style style:name="T85" style:family="text">
      <style:text-properties officeooo:rsid="002cd642"/>
    </style:style>
    <style:style style:name="T86" style:family="text">
      <style:text-properties officeooo:rsid="002e198a"/>
    </style:style>
    <style:style style:name="T87" style:family="text">
      <style:text-properties officeooo:rsid="003163a1"/>
    </style:style>
    <style:style style:name="T88" style:family="text">
      <style:text-properties officeooo:rsid="0031f42e"/>
    </style:style>
    <style:style style:name="T89" style:family="text">
      <style:text-properties officeooo:rsid="003330a9"/>
    </style:style>
    <style:style style:name="T90" style:family="text">
      <style:text-properties officeooo:rsid="00361a9f"/>
    </style:style>
    <style:style style:name="T91" style:family="text">
      <style:text-properties officeooo:rsid="003b5245"/>
    </style:style>
    <style:style style:name="T92" style:family="text">
      <style:text-properties fo:background-color="#ffff00" loext:char-shading-value="0"/>
    </style:style>
    <style:style style:name="T93" style:family="text">
      <style:text-properties officeooo:rsid="003f55a9"/>
    </style:style>
    <style:style style:name="T94" style:family="text">
      <style:text-properties officeooo:rsid="0040f3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 Cases – Fully Dressed</text:p>
      <text:p text:style-name="P10"/>
      <text:p text:style-name="P9"/>
      <text:p text:style-name="P3">Use Case <text:span text:style-name="T1">0</text:span>: <text:span text:style-name="T86">Räume verwalten</text:span></text:p>
      <text:p text:style-name="P3"/>
      <text:p text:style-name="P19">Primary Actor:</text:p>
      <text:p text:style-name="P65">Be<text:span text:style-name="T2">wohner</text:span></text:p>
      <text:p text:style-name="P19">Stackholders and Interests:</text:p>
      <text:p text:style-name="P65">Be<text:span text:style-name="T2">wohner möchte Art und Namen der gemeinschaftlich genutzten Räume festlegen und/oder löschen.</text:span></text:p>
      <text:p text:style-name="P19">Preconditions:</text:p>
      <text:p text:style-name="P92">UC2 d.h der Nutzer muss angemeldet sein.</text:p>
      <text:p text:style-name="P19">Postconditions: </text:p>
      <text:p text:style-name="P91">Art und <text:span text:style-name="T90">Namen</text:span> der gemeinschaftlichen WG-Räume wurde festgelegt bzw. <text:span text:style-name="T94">der Raum wurde gelöscht.</text:span></text:p>
      <text:p text:style-name="P19"><text:span text:style-name="T2">Basic Flow</text:span>:</text:p>
      <text:p text:style-name="P132"><text:span text:style-name="T71">1. </text:span><text:span text:style-name="T70">Der Nutzer </text:span><text:span text:style-name="T72">wählt, </text:span><text:span text:style-name="T73">dass er die Räume verwalten möchte.</text:span></text:p>
      <text:p text:style-name="P130"><text:span text:style-name="T71">2. </text:span><text:span text:style-name="T74">Das System zeigt die aktuelle</text:span><text:span text:style-name="T75">n </text:span><text:span text:style-name="T74">R</text:span><text:span text:style-name="T75">äume</text:span><text:span text:style-name="T74"> an.</text:span></text:p>
      <text:p text:style-name="P131"><text:span text:style-name="T71"><text:tab/>3.</text:span><text:span text:style-name="T76">a Raum hinzufügen</text:span></text:p>
      <text:p text:style-name="P93"><text:tab/>Der Nutzer wählt eine Raumart aus, gibt einen Namen ein und bestätigt das <text:tab/>Hinzufügen.</text:p>
      <text:p text:style-name="P94"><text:tab/>3.b Raum löschen</text:p>
      <text:p text:style-name="P94"><text:tab/><text:tab/>3.b.1 Der Nutzer wählt einen Raum, den er löschen möchte und bestätigt den <text:tab/><text:tab/><text:tab/>Vorgang.</text:p>
      <text:p text:style-name="P94"><text:tab/><text:tab/>3.b.2 Das System löscht den Raum.</text:p>
      <text:p text:style-name="P95">4. Das System aktualisiert die angezeigten Räume.</text:p>
      <text:p text:style-name="P134"><text:span text:style-name="T69">5. </text:span><text:span text:style-name="T77">Der Nutzer bestätigt „Speichern“.</text:span></text:p>
      <text:p text:style-name="P133"><text:span text:style-name="T77">6. </text:span><text:span text:style-name="T69">Das System speichert die Änderungen und leitet auf die Hauptseite zurück.</text:span></text:p>
      <text:p text:style-name="P32"/>
      <text:p text:style-name="P33">Frequency:</text:p>
      <text:p text:style-name="P58">Bei erster Benutzung des Programms und danach sehr selten.</text:p>
      <text:p text:style-name="P28">Open Issues:</text:p>
      <text:p text:style-name="P60">Hat das Löschen eines Raumes Auswirkungen auf den Putzplan bzw. auf Aufgaben, die diesem Raum zugeteilt wurden?</text:p>
      <text:p text:style-name="P56"/>
      <text:p text:style-name="P52"/>
      <text:p text:style-name="P7">Use Case 1: WG <text:span text:style-name="T86">verwalten</text:span></text:p>
      <text:p text:style-name="P4"/>
      <text:p text:style-name="P20">Primary Actor: </text:p>
      <text:p text:style-name="P66">Benutzer</text:p>
      <text:p text:style-name="P19">Stackholders and Interests:</text:p>
      <text:p text:style-name="P65">Benutzer: <text:span text:style-name="T4">Möchte WG-Bewohner hinzufügen, löschen oder bearbeiten.</text:span></text:p>
      <text:p text:style-name="P20">Preconditions: </text:p>
      <text:p text:style-name="P96"><text:s/>-</text:p>
      <text:p text:style-name="P19">Postconditions:</text:p>
      <text:p text:style-name="P55">Ein Bewohner wurde hinzugefügt, gelöscht oder bearbeitet.</text:p>
      <text:p text:style-name="P29"><text:span text:style-name="T66">Basic Flow</text:span>:</text:p>
      <text:p text:style-name="P87"><text:span text:style-name="T23">1. Nutzer wählt die Option „</text:span><text:span text:style-name="T40">Bewohner verwalten</text:span><text:span text:style-name="T23">“ </text:span><text:span text:style-name="T39">und das System zeigt eine Übersicht über die Profile der Mitbewohner.</text:span></text:p>
      <text:p text:style-name="P57">2. Der Nutzer wählt ein Profil, das er bearbeiten oder löschen will oder gibt an, ein neues Profil anlegen zu wollen.</text:p>
      <text:p text:style-name="P70"><text:tab/>2.<text:span text:style-name="T81">a</text:span> <text:span text:style-name="T88">Profil hinzufügen</text:span></text:p>
      <text:p text:style-name="P90"><text:tab/><text:tab/>2.a.1 Das System fragt den Nutzer nach dem Namen und einem Passwort für das <text:tab/><text:tab/>Profil des Mitbewohners.</text:p>
      <text:p text:style-name="P69"><text:span text:style-name="T81"><text:tab/><text:tab/>2.a.2 </text:span>Der Nutzer gibt Namen <text:span text:style-name="T81">und </text:span>Passwort ein und bestätigt seine Eingaben.</text:p>
      <text:p text:style-name="P69"><text:span text:style-name="T81"><text:tab/><text:tab/>2.a.3</text:span> Das System legt das Profil an <text:span text:style-name="T81">und leitet wieder zur Startseite.</text:span></text:p>
      <text:p text:style-name="P88"><text:tab/>2.b Profil löschen</text:p>
      <text:p text:style-name="P88"><text:soft-page-break/><text:tab/><text:tab/>2.b.1 Nutzer wählt, dass er das Profil löschen möchte.</text:p>
      <text:p text:style-name="P88"><text:tab/><text:tab/>2.b.2 System fordert zur Bestätigung auf und Nutzer bestätigt.</text:p>
      <text:p text:style-name="P88"><text:tab/><text:tab/>2.b.3 System löscht das Profil und <text:span text:style-name="T87">leitet wieder zur Startseite.</text:span></text:p>
      <text:p text:style-name="P88"><text:tab/>2.c Profil bearbeiten</text:p>
      <text:p text:style-name="P88"><text:tab/><text:tab/>2.c.1 Nutzer wählt, dass er das Profil bearbeiten möchte.</text:p>
      <text:p text:style-name="P88"><text:tab/><text:tab/>2.c.2 Nutzer kann Namen oder Passwort ändern</text:p>
      <text:p text:style-name="P88"><text:tab/><text:tab/>2.c.3 Nutzer bestätigt die Änderungen.</text:p>
      <text:p text:style-name="P88"><text:tab/><text:tab/>2.c.4 System speichert das Profil und <text:span text:style-name="T87">leitet wieder zur Startseite.</text:span></text:p>
      <text:p text:style-name="P89"><text:tab/> </text:p>
      <text:p text:style-name="P31">Frequency:</text:p>
      <text:p text:style-name="P71">Selten</text:p>
      <text:p text:style-name="P34">Open Issues:</text:p>
      <text:p text:style-name="P61">Welche Auswirkungen hat das Löschen eines Benutzers auf den Putzplan?</text:p>
      <text:p text:style-name="P59"/>
      <text:p text:style-name="P99"><text:span text:style-name="T38">Use Case 2: </text:span><text:span text:style-name="T9">Im System einloggen</text:span></text:p>
      <text:p text:style-name="P126"/>
      <text:p text:style-name="P101"><text:span text:style-name="T7">Primary Actor:</text:span><text:span text:style-name="T10"> </text:span></text:p>
      <text:p text:style-name="P111">Bewohner</text:p>
      <text:p text:style-name="P101"><text:span text:style-name="T7">Stakeholder and Interests:</text:span><text:span text:style-name="T10"> </text:span></text:p>
      <text:p text:style-name="P111">Bewohner möchte sich bei seinem privaten Konto anmelden.</text:p>
      <text:p text:style-name="P101"><text:span text:style-name="T7">Preconditions:</text:span><text:span text:style-name="T10"> </text:span></text:p>
      <text:p text:style-name="P105"><text:span text:style-name="T10">U</text:span><text:span text:style-name="T11">C</text:span><text:span text:style-name="T15">1</text:span><text:span text:style-name="T10"> muss erfüllt sein </text:span><text:span text:style-name="T15">d.h das Profil des Nutzers muss bereits existieren.</text:span></text:p>
      <text:p text:style-name="P101"><text:span text:style-name="T7">Postconditions:</text:span><text:span text:style-name="T10"> </text:span></text:p>
      <text:p text:style-name="P101"><text:span text:style-name="T10">Benutzer ist angemeldet; Zugriff auf privaten Teilplan </text:span><text:span text:style-name="T11">ist möglich.</text:span></text:p>
      <text:p text:style-name="P108">Basic Flow:<text:bookmark text:name="_GoBack"/></text:p>
      <text:list xml:id="list8731378886400406949" text:style-name="WWNum1">
        <text:list-item>
          <text:p text:style-name="P142"><text:span text:style-name="T10">Nutzer startet das Program</text:span><text:span text:style-name="T11">m.</text:span></text:p>
        </text:list-item>
        <text:list-item>
          <text:p text:style-name="P143">System öffnet <text:span text:style-name="T88">die Startseite.</text:span></text:p>
        </text:list-item>
        <text:list-item>
          <text:p text:style-name="P143">Nutzer <text:span text:style-name="T93">wählt die Einloggfunktion, </text:span>gibt Benutzernamen und Passwort ein und bestätigt.</text:p>
        </text:list-item>
        <text:list-item>
          <text:p text:style-name="P143">System überprüft Eingabe.</text:p>
        </text:list-item>
        <text:list-item>
          <text:p text:style-name="P143">Bei korrekter Eingabe ist <text:span text:style-name="T93">Nutzer</text:span> angemeldet und wird auf privaten Teilplan weitergeleitet.</text:p>
        </text:list-item>
      </text:list>
      <text:p text:style-name="P100"><text:span text:style-name="T7">Extensions:</text:span><text:span text:style-name="T10"> </text:span></text:p>
      <text:p text:style-name="P110">5b. Bei inkorrekter Eingabe fordert <text:span text:style-name="T93">System</text:span> zu erneuter Eingabe des Nutzernamens und Passwort auf. <text:span text:style-name="T93">Weiter bei Schritt 3.</text:span></text:p>
      <text:p text:style-name="P108"/>
      <text:p text:style-name="P100"><text:span text:style-name="T7">Special Requirements:</text:span><text:span text:style-name="T10"> /</text:span></text:p>
      <text:p text:style-name="P108">Technology &amp; Data Variation List: /</text:p>
      <text:p text:style-name="P100"><text:span text:style-name="T7">Frequency:</text:span><text:span text:style-name="T10"> Mehrmals täglich</text:span></text:p>
      <text:p text:style-name="P109">Open Issues: /</text:p>
      <text:p text:style-name="P109"/>
      <text:p text:style-name="P109"/>
      <text:p text:style-name="P140">Use Case <text:span text:style-name="T59">3</text:span>: Termine verwalten</text:p>
      <text:p text:style-name="P127"/>
      <text:p text:style-name="P101"><text:span text:style-name="T7">Primary Actor:</text:span><text:span text:style-name="T10"> </text:span></text:p>
      <text:p text:style-name="P111">Bewohner</text:p>
      <text:p text:style-name="P101"><text:span text:style-name="T7">Stakeholder and Interests:</text:span><text:span text:style-name="T10"> </text:span></text:p>
      <text:p text:style-name="P101"><text:span text:style-name="T10">Bewohner möchte, das</text:span><text:span text:style-name="T11">s</text:span><text:span text:style-name="T10"> Termine korrekt eingetragen werden.</text:span></text:p>
      <text:p text:style-name="P100"><text:span text:style-name="T10">Mitbewohner wollen, dass </text:span><text:span text:style-name="T11">g</text:span><text:span text:style-name="T10">emeinschaftliche Termine für alle korrekt eingetragen werden.</text:span></text:p>
      <text:p text:style-name="P102"><text:span text:style-name="T7">Preconditions:</text:span><text:span text:style-name="T10"> </text:span></text:p>
      <text:p text:style-name="P104"><text:span text:style-name="T11">UC1, UC2 </text:span><text:span text:style-name="T14">und UC4 </text:span><text:span text:style-name="T10">müssen erfüllt sein </text:span><text:span text:style-name="T14">d.h der Nutzer </text:span><text:span text:style-name="T15">existiert,</text:span><text:span text:style-name="T14"> ist eingeloggt und hat die Ansicht ausgewählt, in der er einen Termin </text:span><text:span text:style-name="T16">verwalten</text:span><text:span text:style-name="T14"> möchte (Gemeinschaftskalender oder Privatkalender).</text:span></text:p>
      <text:p text:style-name="P102"><text:span text:style-name="T7">Postconditions:</text:span><text:span text:style-name="T10"> </text:span></text:p>
      <text:p text:style-name="P112">Termin hinzugefügt/bearbeitet/gelöscht und mit den Teilplänen synchronisiert.</text:p>
      <text:p text:style-name="P102"><text:span text:style-name="T8">Basic Flow</text:span><text:span text:style-name="T7">:</text:span></text:p>
      <text:p text:style-name="P102"><text:span text:style-name="T12">1. </text:span><text:span text:style-name="T10">Nutzer wählt Tag im Kalender aus.</text:span></text:p>
      <text:p text:style-name="P102"><text:span text:style-name="T12">2. </text:span><text:span text:style-name="T10">System öffnet Dialogfenster.</text:span></text:p>
      <text:p text:style-name="P102"><text:span text:style-name="T12">3. </text:span><text:span text:style-name="T10">Nutzer wählt, ob er einen Termin hinzufügen, bearbeiten oder löschen möchte.</text:span></text:p>
      <text:p text:style-name="P139"><text:soft-page-break/>3.a Termin hinzufügen</text:p>
      <text:p text:style-name="P139"><text:tab/><text:tab/>3.a.1 Nutzer benennt den Termin, wählt Uhrzeit und Dauer aus und bestätigt die Eingabe.</text:p>
      <text:p text:style-name="P139"><text:tab/><text:tab/>3.a.2 System speichert den Termin und kehrt zur Kalenderansicht zurück.</text:p>
      <text:p text:style-name="P139">3.b Termin bearbeiten</text:p>
      <text:p text:style-name="P139"><text:tab/><text:tab/>3.b.1 Nutzer gibt geänderten Namen, Uhrzeit und/oder Dauer des Termins ein und bestätigt <text:tab/><text:tab/>seine Eingabe.</text:p>
      <text:p text:style-name="P139"><text:tab/><text:tab/>3.b.2 System speichert den Termin und kehrt zur Kalenderansicht zurück.</text:p>
      <text:p text:style-name="P139">3.c Termin löschen</text:p>
      <text:p text:style-name="P139"><text:tab/><text:tab/>3.c.1 Nutzer wählt „Termin löschen“ und bestätigt.</text:p>
      <text:p text:style-name="P139"><text:tab/><text:tab/>3.c.2 System löscht den Termin und kehrt zur Kalenderansicht zurück.</text:p>
      <text:p text:style-name="P110"/>
      <text:p text:style-name="P108">Special Requirements: /</text:p>
      <text:p text:style-name="P108">Technology &amp; Data Variation List: /</text:p>
      <text:p text:style-name="P103"><text:span text:style-name="T7">Frequency:</text:span><text:span text:style-name="T10"> </text:span></text:p>
      <text:p text:style-name="P113">Mehrmals täglich</text:p>
      <text:p text:style-name="P103"><text:span text:style-name="T7">Open Issues:</text:span><text:span text:style-name="T10"> </text:span></text:p>
      <text:p text:style-name="P103"><text:span text:style-name="T10">Was passiert bei kollidierenden Terminen? Was passiert, wenn ein gemeinschaftlicher Termin eingetragen wird, an dem </text:span><text:span text:style-name="T13">ein </text:span><text:span text:style-name="T10">anderer Bewohner schon einen Termin eingetragen hat?</text:span></text:p>
      <text:p text:style-name="P110"/>
      <text:p text:style-name="P1">Use Case 4: Ansicht wechseln</text:p>
      <text:p text:style-name="P1"/>
      <text:p text:style-name="P11">Primary Actor: </text:p>
      <text:p text:style-name="P62">Nutzer (WG-Mitbewohner)</text:p>
      <text:p text:style-name="P11">Stakeholder and Interests:</text:p>
      <text:p text:style-name="P62">Bewohner möchte, dass ihm nach Auswahl der jeweils korrekte <text:span text:style-name="T17">aktuelle </text:span>Teilplan angezeigt w<text:span text:style-name="T17">ird.</text:span></text:p>
      <text:p text:style-name="P11">Preconditions:</text:p>
      <text:p text:style-name="P62">UC<text:span text:style-name="T88">1</text:span> und UC2 müssen erfüllt sein d.h. der Nutzer <text:span text:style-name="T88">existiert und </text:span>muss sich im System eingeloggt haben.</text:p>
      <text:p text:style-name="P11">Postcondition<text:span text:style-name="T18">s</text:span>:</text:p>
      <text:p text:style-name="P62">Der korrekte, <text:span text:style-name="T17">aktuelle</text:span> und ausgewählte Teilplan wird angezeigt.</text:p>
      <text:p text:style-name="P11"><text:span text:style-name="T67">Main Success Scenario</text:span>:</text:p>
      <text:p text:style-name="P62">1. Das System bietet die Möglichkeit, einen <text:span text:style-name="T17">Teilplan auszuwählen.</text:span></text:p>
      <text:p text:style-name="P63">2. Der Nutzer wählt einen Teilplan aus.</text:p>
      <text:p text:style-name="P63">3. Das System wechselt die Ansicht und zeigt den ausgewählten Plan an.</text:p>
      <text:p text:style-name="P63">4. Der Nutzer kann den Plan verwalten oder erneut die Ansicht wechseln.</text:p>
      <text:p text:style-name="P12">Frequency:</text:p>
      <text:p text:style-name="P114">Sehr häufig</text:p>
      <text:p text:style-name="P114"/>
      <text:p text:style-name="P141"><text:span text:style-name="T10">Use Case 5: </text:span><text:span text:style-name="T63">Pläne als Datei speichern</text:span></text:p>
      <text:p text:style-name="P6"/>
      <text:p text:style-name="P83"><text:span text:style-name="T64">Primary Actor:</text:span> </text:p>
      <text:p text:style-name="P84">Bewohner</text:p>
      <text:p text:style-name="P26">Stakeholders and Interests:</text:p>
      <text:p text:style-name="P83"><text:span text:style-name="T67">Bewohner</text:span> will <text:span text:style-name="T67">den gewählten Plan als Datei extern speichern.</text:span></text:p>
      <text:p text:style-name="P26">Preconditions:</text:p>
      <text:p text:style-name="P85">UC<text:span text:style-name="T88">1</text:span>, UC2 und UC4 müssen erfüllt sein d.h der Nutzer hat die Ansicht des Planes geöffnet, den er speichern möchte.</text:p>
      <text:p text:style-name="P26">Postcondition:</text:p>
      <text:p text:style-name="P83">Der ausgewählte Plan <text:span text:style-name="T91">ist </text:span>i<text:span text:style-name="T91">m</text:span> ausgewählte<text:span text:style-name="T91">n</text:span> Ordner <text:span text:style-name="T67">gespeichert</text:span>.</text:p>
      <text:p text:style-name="P26">Basic Flow:</text:p>
      <text:p text:style-name="P83"><text:tab/><text:span text:style-name="T67">1. Nutzer</text:span> wählt die Speicheroption aus.</text:p>
      <text:p text:style-name="P83"><text:tab/><text:span text:style-name="T67">2. Nutzer </text:span>bestimmt den File Path.</text:p>
      <text:p text:style-name="P83"><text:tab/><text:span text:style-name="T67">3. Nutzer </text:span>bestätigt den Speichervorgang.</text:p>
      <text:p text:style-name="P83"><text:tab/><text:span text:style-name="T67">4. System erstellt das Dokument und speichert es im ausgewählten Ordner ab.</text:span></text:p>
      <text:p text:style-name="P26">Extensions: /</text:p>
      <text:p text:style-name="P26"><text:soft-page-break/>Special Requirements: /</text:p>
      <text:p text:style-name="P26">Technology and Data Variations: /</text:p>
      <text:p text:style-name="P26">Frequency:</text:p>
      <text:p text:style-name="P83">einmal pro Woche / einmal pro Monat (WG-abhängig)</text:p>
      <text:p text:style-name="P26">Open Issues:</text:p>
      <text:p text:style-name="P54"><text:span text:style-name="T5">Speicherformat (</text:span><text:span text:style-name="T6">pdf, ical </text:span><text:span text:style-name="T5">...etc)</text:span></text:p>
      <text:p text:style-name="P124"/>
      <text:p text:style-name="P5">Use Case <text:span text:style-name="T19">6</text:span>: <text:span text:style-name="T88">Aufgabentypen des Putzplans</text:span> <text:span text:style-name="T88">verwalten</text:span></text:p>
      <text:p text:style-name="P5"/>
      <text:p text:style-name="P22">Primary Actor:</text:p>
      <text:p text:style-name="P73">Bewohner</text:p>
      <text:p text:style-name="P22">Interests and Stakeholder:</text:p>
      <text:p text:style-name="P73">Bewohner möchte<text:span text:style-name="T88">(n)</text:span>, dass die Aufgaben<text:span text:style-name="T88">typen</text:span> mit ihrer Häufigkeit richtig erstellt, bearbeitet bzw. gelöscht wurden und im Putzplan verwendet werden können.</text:p>
      <text:p text:style-name="P22">Preconditions:</text:p>
      <text:p text:style-name="P74">UC<text:span text:style-name="T67">0</text:span>, <text:span text:style-name="T88">UC1,</text:span> UC2 und UC4 müssen erfüllt sein d.h <text:span text:style-name="T88">die Raumanzahlen müssen eingetragen, </text:span>der Nutzer muss <text:span text:style-name="T88">erstellt und </text:span>eingeloggt, und die Ansicht des Putzplans ausgewählt sein.</text:p>
      <text:p text:style-name="P23">Postconditions:</text:p>
      <text:p text:style-name="P53">Die Putzplanaufgaben<text:span text:style-name="T88">typen</text:span> wurden erfolgreich hinzugefügt, bearbeitet bzw. gelöscht <text:span text:style-name="T60">und können im UC8 verwendet werden.</text:span></text:p>
      <text:p text:style-name="P35"><text:span text:style-name="T61">Basic</text:span><text:span text:style-name="T62"> Flow:</text:span></text:p>
      <text:p text:style-name="P106"><text:span text:style-name="T30">1. </text:span><text:span text:style-name="T31">Der Nutzer wählt, dass er die </text:span><text:span text:style-name="T36">Aufgabentypen</text:span><text:span text:style-name="T31"> bearbeiten möchte.</text:span></text:p>
      <text:p text:style-name="P107"><text:span text:style-name="T30">2. </text:span><text:span text:style-name="T29">Das System zeigt die bisher erstellten Aufgaben</text:span><text:span text:style-name="T36">typen</text:span><text:span text:style-name="T29"> und deren Häufigkeit an.</text:span></text:p>
      <text:p text:style-name="P106"><text:span text:style-name="T30">3. </text:span><text:span text:style-name="T31">Der Nutzer wählt, ob er Aufgaben</text:span><text:span text:style-name="T36">typen</text:span><text:span text:style-name="T31"> hinzufügen, bearbeiten oder löschen möchte.</text:span></text:p>
      <text:p text:style-name="P106"><text:span text:style-name="T31"><text:tab/></text:span><text:span text:style-name="T30">3.a </text:span><text:span text:style-name="T32">Aufgabe</text:span><text:span text:style-name="T36">ntyp</text:span><text:span text:style-name="T32"> hinzufügen</text:span></text:p>
      <text:p text:style-name="P135"><text:span text:style-name="T32"><text:tab/><text:tab/></text:span><text:span text:style-name="T30">3.a.1. Der Nutzer benennt d</text:span><text:span text:style-name="T36">en</text:span><text:span text:style-name="T30"> Aufgabe</text:span><text:span text:style-name="T36">ntyp</text:span><text:span text:style-name="T30"> und gibt die Häufigkeit ein und <text:tab/><text:tab/><text:tab/>bestätigt seine Eingabe.</text:span></text:p>
      <text:p text:style-name="P135"><text:span text:style-name="T30"><text:tab/><text:tab/></text:span><text:span text:style-name="T33">3.a.2. Das System speichert d</text:span><text:span text:style-name="T37">en</text:span><text:span text:style-name="T33"> Aufgabe</text:span><text:span text:style-name="T37">ntyp</text:span><text:span text:style-name="T33"> ab und kehrt zu 2. zurück.</text:span></text:p>
      <text:p text:style-name="P137"><text:tab/>3.b Aufgabe bearbeiten</text:p>
      <text:p text:style-name="P137"><text:tab/><text:tab/>3.b.1 Der Nutzer kann die Namen der Aufgaben<text:span text:style-name="T89">typen</text:span> und ihre Häufigkeit ändern.</text:p>
      <text:p text:style-name="P137"><text:tab/><text:tab/>3.b.2 Der Nutzer bestätigt seine Eingaben.</text:p>
      <text:p text:style-name="P137"><text:tab/><text:tab/>3.b.3 Das System speichert die Änderungen und kehrt zu 2. zurück.</text:p>
      <text:p text:style-name="P137"><text:tab/>3.c Aufgabe löschen</text:p>
      <text:p text:style-name="P135"><text:span text:style-name="T33"><text:tab/><text:tab/>3.c.1 Der Nutzer wählt die Aufgaben, die er löschen möchte </text:span><text:span text:style-name="T34">und bestätigt <text:tab/><text:tab/><text:tab/>seine Auswahl.</text:span></text:p>
      <text:p text:style-name="P135"><text:span text:style-name="T33"><text:tab/><text:tab/></text:span><text:span text:style-name="T34">3.c.2 Das System löscht die Aufgabe(n) und kehrt zu 2. zurück.</text:span></text:p>
      <text:p text:style-name="P136"><text:span text:style-name="T29">4. </text:span><text:span text:style-name="T31">Das System zeigt die bisher erstellten, </text:span><text:span text:style-name="T29">aktuellen</text:span><text:span text:style-name="T31"> Aufgaben und deren Häufigkeit an </text:span><text:span text:style-name="T29">und der Nutzer kann bei Bedarf </text:span><text:span text:style-name="T35">zu einer anderen </text:span><text:span text:style-name="T29">Ansicht wechseln.</text:span></text:p>
      <text:p text:style-name="P138"/>
      <text:p text:style-name="P24">Frequency:</text:p>
      <text:p text:style-name="P75">Selten</text:p>
      <text:p text:style-name="P25">Open Issues:</text:p>
      <text:p text:style-name="P115">Werden die Änderungen mit dem aktuellen Putzplan synchronisiert oder gelten sie erst für einen neuen?</text:p>
      <text:p text:style-name="P115"/>
      <text:p text:style-name="P2">Use Case <text:span text:style-name="T20">7</text:span>: Putzplan verwalten</text:p>
      <text:p text:style-name="P2"/>
      <text:p text:style-name="P13">Primary Actor:</text:p>
      <text:p text:style-name="P64">Bewohner</text:p>
      <text:p text:style-name="P11">Stakeholder and Interests:</text:p>
      <text:p text:style-name="P37">Bewohner <text:span text:style-name="T18">möchte(n) einen Putzplan erstellen, ihn bearbeiten oder löschen und möchte(n), dass die einzelnen Aufgaben den Mitbewohnern korrekt zugeteilt und mit ihren privaten Plänen synchronisiert werden. </text:span></text:p>
      <text:p text:style-name="P14">Preconditions:</text:p>
      <text:p text:style-name="P38"><text:soft-page-break/><text:span text:style-name="T89">UC0, </text:span>UC1, UC2,<text:span text:style-name="T21"> UC4 und UC6 </text:span>müssen erfüllt sein d.h. die <text:span text:style-name="T89">Raumanzahlen müssen festgelegt sein</text:span>, Nutzer muss <text:span text:style-name="T89">existieren und </text:span>sich im System eingeloggt haben, <text:span text:style-name="T22">die Ansicht des Putzplans muss gewählt und Putzplanaufgabentypen müssen erstellt worden sein.</text:span></text:p>
      <text:p text:style-name="P14">Postconditions:</text:p>
      <text:p text:style-name="P14"><text:span text:style-name="T23">Der Putzplan wurde verwaltet, die Änderungen wurden richtig </text:span><text:span text:style-name="T24">eingetragen und mit den privaten Teilplänen aller Mitbewohner synchronisiert.</text:span></text:p>
      <text:p text:style-name="P15"><text:span text:style-name="T41">Basic Flow</text:span>:</text:p>
      <text:p text:style-name="P39">1. Der Nutzer wählt, dass er den Putzplan verwalten möchte.</text:p>
      <text:p text:style-name="P15"><text:span text:style-name="T23">2. </text:span><text:span text:style-name="T25">Das System bietet die Möglichkeit den Putzplan zu erstellen, zu bearbeiten oder zu löschen.</text:span></text:p>
      <text:p text:style-name="P15"><text:span text:style-name="T25"><text:tab/></text:span><text:span text:style-name="T26">2.</text:span><text:span text:style-name="T27">a</text:span><text:span text:style-name="T26"> </text:span><text:span text:style-name="T28">Putzplan erstellen:</text:span></text:p>
      <text:p text:style-name="P40"><text:span text:style-name="T42"><text:tab/><text:tab/>2.a.</text:span>1 Der Nutzer wählt, dass er eine neuen Putzplan erstellen möchte.</text:p>
      <text:p text:style-name="P40"><text:span text:style-name="T42"><text:tab/><text:tab/>2.a.</text:span>2 <text:span text:style-name="T43">Das System zeigt beständig eine Übersicht über die zu verteilenden <text:tab/><text:tab/><text:tab/>Aufgabentypen und deren Häufigkeit an.</text:span></text:p>
      <text:p text:style-name="P40"><text:span text:style-name="T42"><text:tab/><text:tab/>2.a.</text:span>3 Das System fordert zur Auswahl eines Zeitraums auf.</text:p>
      <text:p text:style-name="P40"><text:tab/><text:tab/><text:span text:style-name="T43">2.a.</text:span>4 Der Nutzer gibt den Zeitraum an und bestätigt diesen.</text:p>
      <text:p text:style-name="P40"><text:tab/><text:tab/><text:span text:style-name="T43">2.a.</text:span>5 <text:span text:style-name="T43">Der Nutzer fügt neue Aufgaben hinzu bzw. verwaltet diese (UC 7.1).</text:span></text:p>
      <text:p text:style-name="P41"><text:tab/><text:tab/><text:span text:style-name="T43">2.a.6</text:span> Das System zeigt <text:span text:style-name="T44">die Aufgaben</text:span> in einer Übersicht an.</text:p>
      <text:p text:style-name="P97"><text:tab/><text:tab/>Schritt <text:span text:style-name="T43">5-6</text:span> wird wiederholt bis der Plan vollständig ist.</text:p>
      <text:p text:style-name="P41"><text:tab/><text:tab/><text:span text:style-name="T43">2.a.7</text:span> <text:span text:style-name="T45">Der Nutzer bestätigt den erstellten Putzplan.</text:span></text:p>
      <text:p text:style-name="P42"><text:tab/><text:tab/>2.a.8 Das System speichert diesen ab und trägt die zugeteilten Aufgaben jeweils <text:tab/><text:tab/>korrekt in die privaten Pläne der einzelnen Mitbewohner ein.</text:p>
      <text:p text:style-name="P42"><text:tab/>2.b Putzplan bearbeiten</text:p>
      <text:p text:style-name="P43"><text:tab/><text:tab/><text:span text:style-name="T41">2.b.1 Nutzer wählt die Bearbeitungsfunktion.</text:span></text:p>
      <text:p text:style-name="P43"><text:tab/><text:tab/><text:span text:style-name="T46">2.b.2 System fordert zur Wahl des Zeitraums bzw. Plans auf.</text:span></text:p>
      <text:p text:style-name="P44"><text:tab/><text:tab/>2.b.3 Nutzer wählt diesen und System zeigt den Plan an.</text:p>
      <text:p text:style-name="P43"><text:tab/><text:tab/><text:span text:style-name="T46">2.b.4 Der Nutzer verwaltet die einzelnen Aufgaben (UC 7.1).</text:span></text:p>
      <text:p text:style-name="P43"><text:tab/><text:tab/><text:span text:style-name="T47">Schritt 4 wird beliebig oft wiederholt.</text:span></text:p>
      <text:p text:style-name="P43"><text:span text:style-name="T47"><text:tab/><text:tab/></text:span><text:span text:style-name="T3">2.b.5 Nutzer bestätigt die Änderungen.</text:span></text:p>
      <text:p text:style-name="P98"><text:tab/><text:tab/>2.b.6 System speichert die Änderungen und synchronisiert sie mit den privaten <text:tab/><text:tab/><text:tab/>Teilplänen.</text:p>
      <text:p text:style-name="P16"><text:span text:style-name="T26"><text:tab/>2.</text:span><text:span text:style-name="T27">c</text:span><text:span text:style-name="T26"> </text:span><text:span text:style-name="T25">P</text:span><text:span text:style-name="T23">utzplan löschen:</text:span></text:p>
      <text:p text:style-name="P45"><text:span text:style-name="T48"><text:tab/><text:tab/>2.c.</text:span>1 Nutzer wählt <text:span text:style-name="T49">die</text:span> Löschoption.</text:p>
      <text:p text:style-name="P45"><text:span text:style-name="T50"><text:tab/><text:tab/>2.c.2</text:span> System lässt Zeitraum bzw. Plan auswählen.</text:p>
      <text:p text:style-name="P45"><text:span text:style-name="T51"><text:tab/><text:tab/>2.c.3 </text:span>Nutzer wählt <text:span text:style-name="T49">den Zeitraum bzw. den Plan, den er löschen möchte </text:span>und <text:tab/><text:tab/><text:tab/>bestätigt <text:span text:style-name="T49">seine Eingabe.</text:span></text:p>
      <text:p text:style-name="P45"><text:span text:style-name="T51"><text:tab/><text:tab/>2.c.4 </text:span>System löscht den Plan für den gewünschten Zeitraum und aktualisiert dies <text:tab/><text:tab/>auch in den privaten Teilplänen.</text:p>
      <text:p text:style-name="P46">3. Nutzer kann die Ansicht verlassen, indem er sie wechselt.</text:p>
      <text:p text:style-name="P47"/>
      <text:p text:style-name="P17">Open Issues:</text:p>
      <text:p text:style-name="P48">Was passiert, wenn die Bearbeitungsfunktion gewählt wird, aber noch kein Putzplan erstellt wurde?</text:p>
      <text:p text:style-name="P48">Können alle Mitbewohner den Putzplan verwalten oder gibt es einen Administrator?</text:p>
      <text:p text:style-name="P49">Soll es eine automatische Verteilfunktion geben?</text:p>
      <text:p text:style-name="P49">Unter welcher Ansicht kann man die Aufgabe als erledigt markieren und ist das für alle sichtbar? </text:p>
      <text:p text:style-name="P17">Frequency:</text:p>
      <text:p text:style-name="P48">Mehrmals pro Monat</text:p>
      <text:p text:style-name="P17">Technology:</text:p>
      <text:p text:style-name="P48">Synchronisation mit den einzelnen privaten Plänen</text:p>
      <text:p text:style-name="P48"/>
      <text:p text:style-name="P48"/>
      <text:p text:style-name="P36">Use Case <text:span text:style-name="T52">7</text:span>.1 Aufgabe <text:span text:style-name="T44">verwalten</text:span></text:p>
      <text:p text:style-name="P36"/>
      <text:p text:style-name="P18">Preconditions: </text:p>
      <text:p text:style-name="P50">UC7 findet gerade statt</text:p>
      <text:p text:style-name="P18">Postcondition:</text:p>
      <text:p text:style-name="P50">Eine Aufgabe wird hinzugefügt, bearbeitet oder gelöscht.</text:p>
      <text:p text:style-name="P18"><text:soft-page-break/><text:span text:style-name="T53">Basic Flow</text:span>:</text:p>
      <text:p text:style-name="P50">a. Aufgabe hinzufügen</text:p>
      <text:p text:style-name="P50"><text:tab/>a.1 Nutzer wählt, dass eine Aufgabe hinzugefügt werden soll.</text:p>
      <text:p text:style-name="P50"><text:tab/>a.2 System fordert zur <text:span text:style-name="T89">Auswahl</text:span> von Zeitraum, Aufgabe<text:span text:style-name="T89">ntyp</text:span> und Mitbewohner auf.</text:p>
      <text:p text:style-name="P50"><text:tab/>a.3 Nutzer wählt aus den festgelegten Aufgaben<text:span text:style-name="T89">typen</text:span> aus (siehe UC6), bestimmt die <text:tab/>Woche und teilt die Aufgabe einem Mitbewohner zu und bestätigt seine Eingaben.</text:p>
      <text:p text:style-name="P50"><text:tab/>a.4 <text:span text:style-name="T53">System speichert die Aufgabe.</text:span></text:p>
      <text:p text:style-name="P50">b. Aufgabe bearbeiten</text:p>
      <text:p text:style-name="P50"><text:tab/><text:span text:style-name="T53">b.1 Nutzer wählt die Bearbeitungsfunktion.</text:span></text:p>
      <text:p text:style-name="P50"><text:tab/><text:span text:style-name="T53">b.2 Nutzer kann bei einer bereits vorhandene Aufgabe den Zeitraum, den zuständigen <text:tab/>Mitbewohner oder Aufgabentyp ändern und bestätigt seine Eingaben.</text:span></text:p>
      <text:p text:style-name="P50"><text:tab/><text:span text:style-name="T53">b.3 System speichert die Änderungen.</text:span></text:p>
      <text:p text:style-name="P50">c. Aufgabe löschen</text:p>
      <text:p text:style-name="P51"><text:tab/>c.1 Nutzer wählt, dass er eine Aufgabe löschen möchte.</text:p>
      <text:p text:style-name="P51"><text:tab/>c.2 System lässt die zu löschende Aufgabe wählen.</text:p>
      <text:p text:style-name="P51"><text:tab/>c.3 Nutzer wählt diese und bestätigt.</text:p>
      <text:p text:style-name="P51">c.4 System löscht die Aufgabe.</text:p>
      <text:p text:style-name="P116"/>
      <text:p text:style-name="P122"/>
      <text:p text:style-name="P125">Use Case 8: Einkaufsliste verwalten</text:p>
      <text:p text:style-name="P117"/>
      <text:p text:style-name="P128">Primary Actor: </text:p>
      <text:p text:style-name="P120">Nutzer</text:p>
      <text:p text:style-name="P129">Stakeholders and Interests:</text:p>
      <text:p text:style-name="P117"><text:span text:style-name="T78">Nutzer</text:span> will <text:span text:style-name="T78">Artikel zur Einkaufsliste hinzufügen, sie bearbeiten, oder löschen.</text:span></text:p>
      <text:p text:style-name="P129">Preconditions:</text:p>
      <text:p text:style-name="P117">U<text:span text:style-name="T78">C0 und UC2</text:span></text:p>
      <text:p text:style-name="P129">Postcondition:</text:p>
      <text:p text:style-name="P117">Artikel <text:span text:style-name="T78">wurden zur</text:span> Liste hinzugefügt, bearbeitet oder von der Liste gelöscht.</text:p>
      <text:p text:style-name="P129">Basic Flow:</text:p>
      <text:p text:style-name="P117">1. <text:span text:style-name="T78">Nutzer ö</text:span>ffnet die Einkaufliste.</text:p>
      <text:p text:style-name="P117">2.<text:span text:style-name="T78">a</text:span> Einen Artikel <text:span text:style-name="T78">hinzufügen</text:span></text:p>
      <text:p text:style-name="P117"><text:tab/><text:span text:style-name="T78">2.a.</text:span>1 <text:span text:style-name="T85">Nutzer</text:span> wählt <text:span text:style-name="T78">die</text:span> Funktion „<text:span text:style-name="T78">Hinzufügen</text:span> aus.</text:p>
      <text:p text:style-name="P117"><text:span text:style-name="T78"><text:tab/>2.a.</text:span>2 <text:span text:style-name="T78">Nutzer</text:span> gibt den Artikel<text:span text:style-name="T78">namen</text:span> ein.</text:p>
      <text:p text:style-name="P117"><text:tab/><text:span text:style-name="T78">2.a.</text:span>3 <text:span text:style-name="T78">Nutzer</text:span> bestätigt d<text:span text:style-name="T78">ie </text:span>Artikeleingabe.</text:p>
      <text:p text:style-name="P117"><text:tab/><text:span text:style-name="T78">2.a.</text:span>4 Artikel <text:span text:style-name="T78">wurde </text:span>eingefügt.</text:p>
      <text:p text:style-name="P117">2.b Einen Artikel bearbeiten:</text:p>
      <text:p text:style-name="P117"><text:tab/><text:span text:style-name="T78">2.b.1 Nutzer</text:span> wählt die Option „<text:span text:style-name="T78">Bearbeiten“ </text:span>des Art<text:span text:style-name="T78">ikels</text:span> aus.</text:p>
      <text:p text:style-name="P117"><text:tab/><text:span text:style-name="T78">2.b.</text:span>2 <text:span text:style-name="T78">Nutzer</text:span> bearbeitet den Artikel.</text:p>
      <text:p text:style-name="P117"><text:span text:style-name="T78"><text:tab/>2.b.</text:span>3 <text:span text:style-name="T78">Nutzer</text:span> bestätigt die Änderungen.</text:p>
      <text:p text:style-name="P117"><text:span text:style-name="T78"><text:tab/>2.b.</text:span>4 Artikel <text:span text:style-name="T78">wurde </text:span>bearbeitet.</text:p>
      <text:p text:style-name="P117"><text:span text:style-name="T78">2.c</text:span> Einen Artikel löschen:</text:p>
      <text:p text:style-name="P117"><text:tab/><text:span text:style-name="T78">2.c.</text:span>1 <text:span text:style-name="T78">Nutzer</text:span> wählt die <text:span text:style-name="T78">Löschfunktion</text:span> des Artikels aus.</text:p>
      <text:p text:style-name="P117"><text:span text:style-name="T78"><text:tab/>2.c.</text:span>2 <text:span text:style-name="T79">Nutzer </text:span>bestätigt den Lös<text:span text:style-name="T79">chvorgang.</text:span></text:p>
      <text:p text:style-name="P121"><text:tab/>2.c.3 <text:span text:style-name="T80">System löscht den Artikel.</text:span></text:p>
      <text:p text:style-name="P116"/>
      <text:p text:style-name="P8">Use Case <text:span text:style-name="T68">9</text:span>: <text:span text:style-name="T54">Status setzen</text:span></text:p>
      <text:p text:style-name="P3"/>
      <text:p text:style-name="P21">Primary Actor:</text:p>
      <text:p text:style-name="P67">Be<text:span text:style-name="T82">wohner</text:span></text:p>
      <text:p text:style-name="P19">Stackholders and Interests:</text:p>
      <text:p text:style-name="P65">B<text:span text:style-name="T82">ewohner</text:span> <text:span text:style-name="T82">w</text:span>ill <text:span text:style-name="T54">seinen Status (z.B. „nicht stören“) für einen gewählten Zeitraum festsetzen.</text:span></text:p>
      <text:p text:style-name="P78">andere WG-Bewohner wollen wissen, ob und wann Nutzer nicht gestört werden will.</text:p>
      <text:p text:style-name="P21"><text:soft-page-break/>Preconditions:</text:p>
      <text:p text:style-name="P86">UC0, UC2</text:p>
      <text:p text:style-name="P21">Postconditions: </text:p>
      <text:p text:style-name="P67">D<text:span text:style-name="T54">er Status des Nutzers wurde geändert.</text:span></text:p>
      <text:p text:style-name="P19"><text:span text:style-name="T65">Basic Flow</text:span>:</text:p>
      <text:p text:style-name="P65">1. Der Nutzer <text:span text:style-name="T54">gibt, an seinen Status ändern zu wollen</text:span></text:p>
      <text:p text:style-name="P68">2. Das System fr<text:span text:style-name="T67">a</text:span>gt <text:span text:style-name="T54">den Nutzer nach dem Tag und der Uhrzeit, an dem der Status gesetzt werden soll, nach dem Tag und der Uhrzeit, an dem der Status entfernt werden soll und nach dem Statusnamen</text:span>.</text:p>
      <text:p text:style-name="P68">3. Der Nutzer gibt d<text:span text:style-name="T54">en Tag und die Uhrzeit, </text:span>an <text:span text:style-name="T55">dem der Status gesetzt und entfernt werden soll und den Statusnamen an und</text:span> bestätigt diese<text:span text:style-name="T54">n</text:span>.</text:p>
      <text:p text:style-name="P76"><text:span text:style-name="T55">4</text:span>. Das System speichert den Statusnamen in der vom Nutzer gewählten Zeitspanne ein.</text:p>
      <text:p text:style-name="P77"/>
      <text:p text:style-name="P27">Extensions (or Alternative Flows):</text:p>
      <text:p text:style-name="P71"/>
      <text:p text:style-name="P80">1.<text:span text:style-name="T83">a</text:span>: Der Nutzer gibt an einen bereits bestehenden Status verändern zu wollen</text:p>
      <text:p text:style-name="P81"><text:tab/>1.<text:span text:style-name="T83">a.1</text:span> Das System fr<text:span text:style-name="T83">a</text:span>gt den Nutzer, welchen der bereits bestehenden Status Zeiträume <text:tab/>verändert werden soll.</text:p>
      <text:p text:style-name="P81"><text:span text:style-name="T83"><text:tab/>1.a.2</text:span> Der Nutzer gibt den gewünschten Status an und bestätigt.</text:p>
      <text:p text:style-name="P82"><text:tab/><text:span text:style-name="T83">1.a.</text:span>3 <text:span text:style-name="T58">Das System fragt den Nutzer nach dem Tag und der Uhrzeit an dem der Status <text:tab/>gesetzt werden soll, nach dem Tag und der Uhrzeit an dem der Status entfernt werden soll <text:tab/>und nach dem Statusnamen.</text:span></text:p>
      <text:p text:style-name="P82"><text:span text:style-name="T83"><text:tab/>1.a.</text:span>4<text:span text:style-name="T58"> Der Nutzer gibt den Tag und die Uhrzeit an dem der Status gesetzt und entfernt <text:tab/>werden soll und den Statusnamen an und bestätigt diesen.</text:span></text:p>
      <text:p text:style-name="P81"><text:span text:style-name="T83"><text:tab/>1.a.5</text:span> Das System löscht den alten Status, speichert den neuen Status und wechselt zurück <text:tab/>zur Hauptoberfläche.</text:p>
      <text:p text:style-name="P71"/>
      <text:p text:style-name="P82"><text:span text:style-name="T56">1b: D</text:span>er Nutzer gibt <text:span text:style-name="T56">an</text:span> einen bestehenden Status löschen <text:span text:style-name="T56">zu wollen:</text:span></text:p>
      <text:p text:style-name="P82"><text:span text:style-name="T83"><text:tab/>1.b.</text:span>1 Das System fr<text:span text:style-name="T84">a</text:span>gt den Nutzer welcher bestehende Status gelöscht werden soll.</text:p>
      <text:p text:style-name="P82"><text:span text:style-name="T83"><text:tab/>1.b.</text:span>2 Der Nutzer gibt den Status an und bestätigt.</text:p>
      <text:p text:style-name="P82"><text:span text:style-name="T83"><text:tab/>1.b.</text:span>3 Das System löscht den Status und wechselt zurück zur Hauptoberfläche.</text:p>
      <text:p text:style-name="P71"/>
      <text:p text:style-name="P72"><text:span text:style-name="T56">3.a: </text:span>Falls der Nutzer angibt abzubrechen:</text:p>
      <text:p text:style-name="P72">Das System speichert nicht und wechselt zurück zu Hauptoberfläche</text:p>
      <text:p text:style-name="P72"/>
      <text:p text:style-name="P79"><text:span text:style-name="T56">4.a: </text:span>Falls der Nutzer einen Zeitraum angibt, der sich mit einem bereits bestehenden Status überschneidet</text:p>
      <text:p text:style-name="P79"><text:span text:style-name="T83"><text:tab/>4.a.1 </text:span>Das System teilt dem Nutzer mit, dass sich ein bereits bestehender Status mit dem <text:tab/>angegebenen Zeitraum überschneidet <text:span text:style-name="T57">und deshalb nicht erstellt werden kann.</text:span></text:p>
      <text:p text:style-name="P79"><text:span text:style-name="T83"><text:tab/>4.a.2</text:span> Der Nutzer bestätigt.</text:p>
      <text:p text:style-name="P79"><text:span text:style-name="T83"><text:tab/>4.a.3 </text:span>Das <text:span text:style-name="T56">System</text:span> <text:span text:style-name="T56">fragt den Nutzer erneut nach einem Zeitraum.</text:span></text:p>
      <text:p text:style-name="P72"/>
      <text:p text:style-name="P30">Frequency:</text:p>
      <text:p text:style-name="P123">Häufig</text:p>
      <text:p text:style-name="P118"/>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Neue" svg:font-family="'Helvetica Neue'"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1:54:27.280097271</meta:creation-date>
    <dc:date>2018-05-06T22:39:10.037054048</dc:date>
    <meta:editing-duration>PT8H7M13S</meta:editing-duration>
    <meta:editing-cycles>26</meta:editing-cycles>
    <meta:generator>LibreOffice/5.1.6.2$Linux_X86_64 LibreOffice_project/10m0$Build-2</meta:generator>
    <meta:document-statistic meta:table-count="0" meta:image-count="0" meta:object-count="0" meta:page-count="7" meta:paragraph-count="294" meta:word-count="2145" meta:character-count="14622" meta:non-whitespace-character-count="12577"/>
  </office:meta>
</office:document-meta>
</file>